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E0000015EA8B07A3748CBCB0E.png" manifest:media-type="image/png"/>
  <manifest:file-entry manifest:full-path="Pictures/10000000000009C40000057ED2C44D4E0016F165.png" manifest:media-type="image/png"/>
  <manifest:file-entry manifest:full-path="Pictures/100002010000011C0000011C1425AD0D6ED17AEF.png" manifest:media-type="image/png"/>
  <manifest:file-entry manifest:full-path="Pictures/10000000000009C40000057E51B3AFFB4DB4FDBA.png" manifest:media-type="image/png"/>
  <manifest:file-entry manifest:full-path="Pictures/100002010000008C0000008C1CFFE7B4B6E53C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Droid Sans" svg:font-family="'Droid Sans'"/>
    <style:font-face style:name="Source Sans Pro" svg:font-family="'Source Sans Pro'"/>
    <style:font-face style:name="Source Sans Pro Light" svg:font-family="'Source Sans Pro Light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3aa8a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6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Custom_20_Layout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6" style:family="presentation" style:parent-style-name="Custom_20_Layout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7" style:family="presentation" style:parent-style-name="Custom_20_Layou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Custom_20_Layou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Custom_20_Layou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Custom_20_Layou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Custom_20_Layou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5" style:family="paragraph">
      <style:paragraph-properties fo:margin-left="0cm" fo:margin-right="0cm" fo:margin-top="0cm" fo:margin-bottom="0cm" fo:line-height="83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8" style:family="paragraph">
      <style:paragraph-properties fo:margin-left="0cm" fo:margin-right="0cm" fo:margin-top="0cm" fo:margin-bottom="0.21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style:paragraph-properties fo:margin-left="0.635cm" fo:margin-right="0cm" fo:margin-top="0cm" fo:margin-bottom="0cm" fo:line-height="100%" fo:text-align="start" fo:text-indent="-0.14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text-align="center"/>
    </style:style>
    <style:style style:name="P14" style:family="paragraph">
      <style:text-properties style:font-name="Arial1"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fo:color="#ffffff" style:font-name="Arial1" fo:font-weight="normal" style:font-weight-asian="normal" style:font-weight-complex="normal"/>
    </style:style>
    <style:style style:name="P16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8" style:family="paragraph">
      <style:paragraph-properties fo:margin-top="0cm" fo:margin-bottom="0cm" fo:line-height="100%" fo:text-align="start" style:writing-mode="lr-tb"/>
      <style:text-properties fo:font-size="18pt" style:font-size-asian="14pt" style:font-size-complex="14pt"/>
    </style:style>
    <style:style style:name="P19" style:family="paragraph">
      <style:paragraph-properties fo:margin-left="0.635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21" style:family="paragraph">
      <style:paragraph-properties fo:margin-left="0cm" fo:margin-right="0cm" fo:margin-top="0.847cm" fo:margin-bottom="0.21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" fo:font-size="48pt" fo:letter-spacing="normal" fo:font-style="normal" style:text-underline-style="none" fo:font-weight="normal" style:font-name-asian="Source Sans Pro" style:font-size-asian="48pt" style:font-style-asian="normal" style:font-weight-asian="normal" style:font-name-complex="Source Sans Pr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ource Sans Pro Light" fo:font-size="30pt" fo:letter-spacing="normal" fo:font-style="normal" style:text-underline-style="none" fo:font-weight="normal" style:font-name-asian="Source Sans Pro Light" style:font-size-asian="30pt" style:font-style-asian="normal" style:font-weight-asian="normal" style:font-name-complex="Source Sans Pro Light" style:font-size-complex="3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 Light" fo:font-size="18pt" fo:letter-spacing="normal" fo:font-style="normal" style:text-underline-style="none" fo:font-weight="normal" style:font-name-asian="Source Sans Pro Light" style:font-size-asian="18pt" style:font-style-asian="normal" style:font-weight-asian="normal" style:font-name-complex="Source Sans Pro Light" style:font-size-complex="18pt" style:font-style-complex="normal" style:font-weight-complex="normal"/>
    </style:style>
    <style:style style:name="T5" style:family="text">
      <style:text-properties fo:font-variant="normal" fo:text-transform="none" fo:color="#1177a5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6" style:family="text">
      <style:text-properties fo:font-variant="normal" fo:text-transform="none" fo:color="#47494a" style:text-line-through-style="none" style:text-line-through-type="none" style:text-position="0% 100%" style:font-name="Droid Sans" fo:font-size="28pt" fo:letter-spacing="normal" fo:font-style="normal" style:text-underline-style="none" fo:font-weight="normal" style:font-name-asian="Droid Sans" style:font-size-asian="28pt" style:font-style-asian="normal" style:font-weight-asian="normal" style:font-name-complex="Droid Sans" style:font-size-complex="28pt" style:font-style-complex="normal" style:font-weight-complex="normal"/>
    </style:style>
    <style:style style:name="T7" style:family="text">
      <style:text-properties fo:font-variant="normal" fo:text-transform="none" fo:color="#47494a" style:text-line-through-style="none" style:text-line-through-type="none" style:text-position="0% 100%" style:font-name="Droid Sans" fo:font-size="28pt" fo:letter-spacing="normal" fo:font-style="normal" style:text-underline-style="none" fo:font-weight="bold" style:font-name-asian="Droid Sans" style:font-size-asian="28pt" style:font-style-asian="normal" style:font-weight-asian="bold" style:font-name-complex="Droid Sans" style:font-size-complex="28pt" style:font-style-complex="normal" style:font-weight-complex="bold"/>
    </style:style>
    <style:style style:name="T8" style:family="text">
      <style:text-properties fo:font-variant="normal" fo:text-transform="none" fo:color="#47494a" style:text-line-through-style="none" style:text-line-through-type="none" style:text-position="0% 100%" style:font-name="Source Sans Pro Light" fo:font-size="28pt" fo:letter-spacing="normal" fo:font-style="normal" style:text-underline-style="none" fo:font-weight="normal" style:font-name-asian="Source Sans Pro Light" style:font-size-asian="28pt" style:font-style-asian="normal" style:font-weight-asian="normal" style:font-name-complex="Source Sans Pro Light" style:font-size-complex="28pt" style:font-style-complex="normal" style:font-weight-complex="normal"/>
    </style:style>
    <style:style style:name="T9" style:family="text">
      <style:text-properties fo:font-variant="normal" fo:text-transform="none" fo:color="#47494a" style:text-line-through-style="none" style:text-line-through-type="none" style:text-position="0% 100%" style:font-name="Courier New" fo:font-size="21pt" fo:letter-spacing="normal" fo:font-style="normal" style:text-underline-style="none" fo:font-weight="bold" style:font-name-asian="Courier New" style:font-size-asian="21pt" style:font-style-asian="normal" style:font-weight-asian="bold" style:font-name-complex="Courier New" style:font-size-complex="21pt" style:font-style-complex="normal" style:font-weight-complex="bold"/>
    </style:style>
    <style:style style:name="T10" style:family="text">
      <style:text-properties fo:font-variant="normal" fo:text-transform="none" fo:color="#47494a" style:text-line-through-style="none" style:text-line-through-type="none" style:text-position="0% 100%" style:font-name="Courier New" fo:font-size="21pt" fo:letter-spacing="normal" fo:font-style="normal" style:text-underline-style="none" fo:font-weight="normal" style:font-name-asian="Courier New" style:font-size-asian="21pt" style:font-style-asian="normal" style:font-weight-asian="normal" style:font-name-complex="Courier New" style:font-size-complex="21pt" style:font-style-complex="normal" style:font-weight-complex="normal"/>
    </style:style>
    <style:style style:name="T11" style:family="text">
      <style:text-properties fo:color="#ffffff" style:font-name="Arial1" fo:font-weight="normal" style:font-weight-asian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47494a" style:text-line-through-style="none" style:text-line-through-type="none" style:text-position="0% 100%" style:font-name="Droid Sans" fo:font-size="26pt" fo:letter-spacing="normal" fo:font-style="normal" style:text-underline-style="none" fo:font-weight="normal" style:font-name-asian="Droid Sans" style:font-size-asian="26pt" style:font-style-asian="normal" style:font-weight-asian="normal" style:font-name-complex="Droid Sans" style:font-size-complex="26pt" style:font-style-complex="normal" style:font-weight-complex="normal"/>
    </style:style>
    <style:style style:name="T14" style:family="text">
      <style:text-properties fo:font-variant="normal" fo:text-transform="none" fo:color="#47494a" style:text-line-through-style="none" style:text-line-through-type="none" style:text-position="0% 100%" style:font-name="Droid Sans" fo:font-size="26pt" fo:letter-spacing="normal" fo:font-style="normal" style:text-underline-style="none" fo:font-weight="bold" style:font-name-asian="Droid Sans" style:font-size-asian="26pt" style:font-style-asian="normal" style:font-weight-asian="bold" style:font-name-complex="Droid Sans" style:font-size-complex="26pt" style:font-style-complex="normal" style:font-weight-complex="bold"/>
    </style:style>
    <style:style style:name="T15" style:family="text">
      <style:text-properties fo:font-variant="normal" fo:text-transform="none" fo:color="#47494a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6" style:family="text">
      <style:text-properties fo:font-variant="normal" fo:text-transform="none" fo:color="#47494a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17" style:family="text">
      <style:text-properties fo:font-variant="normal" fo:text-transform="none" fo:color="#47494a" style:text-line-through-style="none" style:text-line-through-type="none" style:text-position="0% 100%" style:font-name="Droid Sans" fo:font-size="21pt" fo:letter-spacing="normal" fo:font-style="normal" style:text-underline-style="none" fo:font-weight="normal" style:font-name-asian="Droid Sans" style:font-size-asian="21pt" style:font-style-asian="normal" style:font-weight-asian="normal" style:font-name-complex="Droid Sans" style:font-size-complex="21pt" style:font-style-complex="normal" style:font-weight-complex="normal"/>
    </style:style>
    <style:style style:name="T18" style:family="text">
      <style:text-properties fo:font-variant="normal" fo:text-transform="none" fo:color="#47494a" style:text-line-through-style="none" style:text-line-through-type="none" style:text-position="0% 100%" style:font-name="Droid Sans" fo:font-size="22pt" fo:letter-spacing="normal" fo:font-style="normal" style:text-underline-style="none" fo:font-weight="normal" style:font-name-asian="Droid Sans" style:font-size-asian="22pt" style:font-style-asian="normal" style:font-weight-asian="normal" style:font-name-complex="Droid Sans" style:font-size-complex="22pt" style:font-style-complex="normal" style:font-weight-complex="normal"/>
    </style:style>
    <style:style style:name="T19" style:family="text">
      <style:text-properties fo:font-variant="normal" fo:text-transform="none" fo:color="#47494a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20" style:family="text">
      <style:text-properties fo:font-variant="normal" fo:text-transform="none" fo:color="#47494a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21" style:family="text">
      <style:text-properties fo:font-variant="normal" fo:text-transform="none" fo:color="#d75c47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3" style:family="text">
      <style:text-properties fo:font-variant="normal" fo:text-transform="none" fo:color="#47494a" style:text-line-through-style="none" style:text-line-through-type="none" style:text-position="0% 100%" style:font-name="Droid Sans" fo:font-size="24pt" fo:letter-spacing="normal" fo:font-style="normal" style:text-underline-style="none" fo:font-weight="bold" style:font-name-asian="Droid Sans" style:font-size-asian="24pt" style:font-style-asian="normal" style:font-weight-asian="bold" style:font-name-complex="Droid Sans" style:font-size-complex="24pt" style:font-style-complex="normal" style:font-weight-complex="bold"/>
    </style:style>
    <style:style style:name="T24" style:family="text">
      <style:text-properties fo:font-variant="normal" fo:text-transform="none" fo:color="#47494a" style:text-line-through-style="none" style:text-line-through-type="none" style:text-position="0% 100%" style:font-name="Droid Sans" fo:font-size="24pt" fo:letter-spacing="normal" fo:font-style="normal" style:text-underline-style="none" fo:font-weight="normal" style:font-name-asian="Droid Sans" style:font-size-asian="24pt" style:font-style-asian="normal" style:font-weight-asian="normal" style:font-name-complex="Droid Sans" style:font-size-complex="24pt" style:font-style-complex="normal" style:font-weight-complex="normal"/>
    </style:style>
    <style:style style:name="T25" style:family="text">
      <style:text-properties fo:font-variant="normal" fo:text-transform="none" fo:color="#47494a" style:text-line-through-style="none" style:text-line-through-type="none" style:text-position="0% 100%" style:font-name="Droid Sans" fo:font-size="20pt" fo:letter-spacing="normal" fo:font-style="normal" style:text-underline-style="none" fo:font-weight="normal" style:font-name-asian="Droid Sans" style:font-size-asian="20pt" style:font-style-asian="normal" style:font-weight-asian="normal" style:font-name-complex="Droid Sans" style:font-size-complex="20pt" style:font-style-complex="normal" style:font-weight-complex="normal"/>
    </style:style>
    <style:style style:name="T26" style:family="text">
      <style:text-properties fo:font-variant="normal" fo:text-transform="none" fo:color="#47494a" style:text-line-through-style="none" style:text-line-through-type="none" style:text-position="0% 100%" style:font-name="Droid Sans" fo:font-size="20pt" fo:letter-spacing="normal" fo:font-style="normal" style:text-underline-style="none" fo:font-weight="bold" style:font-name-asian="Droid Sans" style:font-size-asian="20pt" style:font-style-asian="normal" style:font-weight-asian="bold" style:font-name-complex="Droid Sans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4" presentation:style-name="pr1" draw:text-style-name="P2" draw:layer="layout" svg:width="24.625cm" svg:height="2.926cm" svg:x="2.08cm" svg:y="5.007cm" presentation:class="title" presentation:user-transformed="true">
          <draw:text-box>
            <text:p text:style-name="P1"><text:span text:style-name="T1">What's upcoming to OSGi</text:span></text:p>
          </draw:text-box>
        </draw:frame>
        <draw:frame draw:name="Shape 65" presentation:style-name="pr2" draw:text-style-name="P4" draw:layer="layout" svg:width="24.625cm" svg:height="2.733cm" svg:x="2.08cm" svg:y="7.934cm" presentation:class="subtitle" presentation:user-transformed="true">
          <draw:text-box>
            <text:p text:style-name="P3"><text:span text:style-name="T2">OSGi R7 Release is coming. Are you ready?</text:span></text:p>
          </draw:text-box>
        </draw:frame>
        <draw:frame draw:name="Shape 66" presentation:style-name="pr3" draw:text-style-name="P6" draw:layer="layout" svg:width="12.946cm" svg:height="0.797cm" svg:x="2.081cm" svg:y="10.844cm" presentation:class="outline" presentation:user-transformed="true">
          <draw:text-box>
            <text:p text:style-name="P5"><text:span text:style-name="T3">Raymond Augé</text:span></text:p>
          </draw:text-box>
        </draw:frame>
        <draw:frame draw:name="Shape 67" presentation:style-name="pr3" draw:text-style-name="P6" draw:layer="layout" svg:width="12.947cm" svg:height="1.115cm" svg:x="2.081cm" svg:y="11.597cm" presentation:class="outline" presentation:user-transformed="true">
          <draw:text-box>
            <text:p text:style-name="P3"><text:span text:style-name="T4">raymond.auge@liferay.com</text:span></text:p>
          </draw:text-box>
        </draw:frame>
        <presentation:notes draw:style-name="dp2">
          <draw:frame draw:name="Shape 61" presentation:style-name="pr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Shape 62" draw:style-name="gr1" draw:layer="layout" svg:width="15.239cm" svg:height="8.572cm" svg:x="1.905cm" svg:y="3.175cm" draw:page-number="1" presentation:class="page"/>
        </presentation:notes>
      </draw:page>
      <draw:page draw:name="3 Module Layer" draw:style-name="dp1" draw:master-page-name="Custom_20_Layout">
        <draw:frame draw:name="Shape 73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3 Module Layer</text:span></text:p>
          </draw:text-box>
        </draw:frame>
        <draw:frame draw:name="Shape 74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6">New </text:span><text:span text:style-name="T7">Developers</text:span><text:span text:style-name="T6"> and </text:span><text:span text:style-name="T7">SCM</text:span><text:span text:style-name="T6"> metadata headers:</text:span></text:p>
            <text:p text:style-name="P10"><text:span text:style-name="T8"/></text:p>
            <text:p text:style-name="P10"><text:span text:style-name="T9">Bundle-Developers</text:span><text:span text:style-name="T10">:¬</text:span></text:p>
            <text:p text:style-name="P10"><text:span text:style-name="T10"><text:s text:c="2"/></text:span><text:span text:style-name="T10">raymond.auge;email=raymond.auge@liferay.com;¬</text:span></text:p>
            <text:p text:style-name="P10"><text:span text:style-name="T10"><text:s text:c="2"/></text:span><text:span text:style-name="T10">name="Raymond Augé"; organization="Liferay, Inc."</text:span></text:p>
            <text:p text:style-name="P10"><text:span text:style-name="T10"/></text:p>
            <text:p text:style-name="P10"><text:span text:style-name="T9">Bundle-SCM</text:span><text:span text:style-name="T10">: url=https://github.com/liferay/foo,¬</text:span></text:p>
            <text:p text:style-name="P10"><text:span text:style-name="T10"><text:s text:c="2"/></text:span><text:span text:style-name="T10">connection=scm:git:https://github.com/liferay/foo.git,¬</text:span></text:p>
            <text:p text:style-name="P10"><text:span text:style-name="T10"><text:s text:c="2"/></text:span><text:span text:style-name="T10">developerConnection=scm:git:git@github.com:liferay/foo.git</text:span></text:p>
          </draw:text-box>
        </draw:frame>
        <draw:custom-shape draw:name="Shape 75" draw:style-name="gr2" draw:text-style-name="P12" draw:layer="layout" svg:width="0.742cm" svg:height="2.385cm" svg:x="1.799cm" svg:y="7.675cm">
          <text:p/>
          <draw:enhanced-geometry draw:mirror-horizontal="false" draw:mirror-vertical="false" svg:viewBox="0 0 0 0" draw:text-areas="?f13 ?f14 ?f17 ?f15" draw:type="ooxml-leftBrace" draw:modifiers="26307 52465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76" draw:style-name="gr2" draw:text-style-name="P12" draw:layer="layout" svg:width="0.742cm" svg:height="2.385cm" svg:x="1.799cm" svg:y="11.243cm">
          <text:p/>
          <draw:enhanced-geometry draw:mirror-horizontal="false" draw:mirror-vertical="false" svg:viewBox="0 0 0 0" draw:text-areas="?f13 ?f14 ?f17 ?f15" draw:type="ooxml-leftBrace" draw:modifiers="42152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69" draw:style-name="gr1" draw:layer="layout" svg:width="15.239cm" svg:height="8.572cm" svg:x="1.905cm" svg:y="3.175cm" draw:page-number="2" presentation:class="page"/>
          <draw:frame draw:name="Shape 70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71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draw:page draw:name="3 Module Layer - Tooling" draw:style-name="dp1" draw:master-page-name="Custom_20_Layout">
        <draw:frame draw:name="Shape 82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3">Manifest Annotations </text:span><text:span text:style-name="T14">build-time annotations</text:span><text:span text:style-name="T13"> designed to</text:span></text:p>
            <text:p text:style-name="P10"><text:span text:style-name="T13">ease metadata maintenance:</text:span></text:p>
            <text:p text:style-name="P10"><text:span text:style-name="T13"/></text:p>
            <text:p text:style-name="P10"><text:span text:style-name="T10">@</text:span><text:span text:style-name="T9">Header</text:span><text:span text:style-name="T10"> @Headers</text:span></text:p>
            <text:p text:style-name="P10"><text:span text:style-name="T10">@</text:span><text:span text:style-name="T9">Capability</text:span><text:span text:style-name="T10"> @Capabilities</text:span></text:p>
            <text:p text:style-name="P10"><text:span text:style-name="T10">@</text:span><text:span text:style-name="T9">Requirement</text:span><text:span text:style-name="T10"> @Requirements</text:span></text:p>
            <text:p text:style-name="P10"><text:span text:style-name="T10">@Attribute @Directive</text:span></text:p>
            <text:p text:style-name="P10"><text:span text:style-name="T10">@Requirement.Resolution @Requirement.Cardinality</text:span></text:p>
            <text:p text:style-name="P10"><text:span text:style-name="T10">@Export @Export.Substitution</text:span></text:p>
          </draw:text-box>
        </draw:frame>
        <draw:frame draw:name="Shape 83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3 Module Layer - Tooling</text:span></text:p>
          </draw:text-box>
        </draw:frame>
        <draw:custom-shape draw:name="Shape 84" draw:style-name="gr2" draw:text-style-name="P12" draw:layer="layout" svg:width="0.86cm" svg:height="5.241cm" svg:x="1.682cm" svg:y="8.608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78" draw:style-name="gr1" draw:layer="layout" svg:width="15.239cm" svg:height="8.572cm" svg:x="1.905cm" svg:y="3.175cm" draw:page-number="3" presentation:class="page"/>
          <draw:frame draw:name="Shape 79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80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8"><text:span text:style-name="T12"><text:page-number>&lt;number&gt;</text:page-number></text:span></text:p>
            </draw:text-box>
          </draw:frame>
        </presentation:notes>
      </draw:page>
      <draw:page draw:name="3 Module Layer" draw:style-name="dp1" draw:master-page-name="Custom_20_Layout">
        <draw:frame draw:name="Shape 90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6">Manifest Annotations</text:span></text:p>
            <text:p text:style-name="P10"><text:span text:style-name="T6"/></text:p>
            <text:p text:style-name="P10"><text:span text:style-name="T15">@</text:span><text:span text:style-name="T16">Headers</text:span><text:span text:style-name="T15">({</text:span></text:p>
            <text:p text:style-name="P10"><text:span text:style-name="T15"><text:s text:c="4"/></text:span><text:span text:style-name="T15">@</text:span><text:span text:style-name="T16">Header</text:span><text:span text:style-name="T15">(name = "X-FooHeader", value = "foo"),</text:span></text:p>
            <text:p text:style-name="P10"><text:span text:style-name="T15"><text:s text:c="4"/></text:span><text:span text:style-name="T15">@</text:span><text:span text:style-name="T16">Header</text:span><text:span text:style-name="T15">(name = "X-FumHeader", value = "fum")</text:span></text:p>
            <text:p text:style-name="P10"><text:span text:style-name="T15">})</text:span></text:p>
            <text:p text:style-name="P10"><text:span text:style-name="T15">public @interface MyHeaders {}</text:span></text:p>
            <text:p text:style-name="P10"><text:span text:style-name="T15"/></text:p>
            <text:p text:style-name="P10"><text:span text:style-name="T15">@</text:span><text:span text:style-name="T16">Capability</text:span><text:span text:style-name="T15">(namespace = "my.namespace")</text:span></text:p>
            <text:p text:style-name="P10"><text:span text:style-name="T15">public @interface MyCapability {</text:span></text:p>
            <text:p text:style-name="P10"><text:span text:style-name="T15"><text:s text:c="4"/></text:span><text:span text:style-name="T15">@</text:span><text:span text:style-name="T16">Attribute</text:span><text:span text:style-name="T15">("attr") String value();</text:span></text:p>
            <text:p text:style-name="P10"><text:span text:style-name="T15">}</text:span></text:p>
            <text:p text:style-name="P10"><text:span text:style-name="T15"/></text:p>
            <text:p text:style-name="P10"><text:span text:style-name="T15">@MyCapability("foo")</text:span></text:p>
            <text:p text:style-name="P10"><text:span text:style-name="T15">public MyClass {}</text:span></text:p>
          </draw:text-box>
        </draw:frame>
        <draw:frame draw:name="Shape 91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3 Module Layer</text:span></text:p>
          </draw:text-box>
        </draw:frame>
        <draw:custom-shape draw:name="Shape 92" draw:style-name="gr2" draw:text-style-name="P12" draw:layer="layout" svg:width="0.86cm" svg:height="3.827cm" svg:x="1.682cm" svg:y="7.523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93" draw:style-name="gr2" draw:text-style-name="P12" draw:layer="layout" svg:width="0.86cm" svg:height="3.044cm" svg:x="1.682cm" svg:y="12.18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94" draw:style-name="gr2" draw:text-style-name="P12" draw:layer="layout" svg:width="0.86cm" svg:height="1.416cm" svg:x="1.682cm" svg:y="15.981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86" draw:style-name="gr1" draw:layer="layout" svg:width="15.239cm" svg:height="8.572cm" svg:x="1.905cm" svg:y="3.175cm" draw:page-number="4" presentation:class="page"/>
          <draw:frame draw:name="Shape 87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88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8"><text:span text:style-name="T12"><text:page-number>&lt;number&gt;</text:page-number></text:span></text:p>
            </draw:text-box>
          </draw:frame>
        </presentation:notes>
      </draw:page>
      <draw:page draw:name="101 Log Service" draw:style-name="dp1" draw:master-page-name="Custom_20_Layout">
        <draw:frame draw:name="Shape 100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6">Logger, LoggerFactory, LogLevel</text:span></text:p>
            <text:p text:style-name="P10"><text:span text:style-name="T6"/></text:p>
            <text:p text:style-name="P10"><text:span text:style-name="T10">@Reference</text:span></text:p>
            <text:p text:style-name="P10"><text:span text:style-name="T9">LoggerFactory</text:span><text:span text:style-name="T10"> loggerFactory;</text:span></text:p>
            <text:p text:style-name="P10"><text:span text:style-name="T10"/></text:p>
            <text:p text:style-name="P10"><text:span text:style-name="T10">Logger logger = loggerFactory.getLogger(</text:span><text:span text:style-name="T9">Bar.class</text:span><text:span text:style-name="T10">);</text:span></text:p>
            <text:p text:style-name="P10"><text:span text:style-name="T10"/></text:p>
            <text:p text:style-name="P10"><text:span text:style-name="T10">logger.error(</text:span><text:span text:style-name="T9">“Seems {} has erred”, foo, exception</text:span><text:span text:style-name="T10">);</text:span></text:p>
            <text:p text:style-name="P10"><text:span text:style-name="T10"/></text:p>
            <text:p text:style-name="P10"><text:span text:style-name="T10"/></text:p>
          </draw:text-box>
        </draw:frame>
        <draw:frame draw:name="Shape 101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01 Log Service</text:span></text:p>
          </draw:text-box>
        </draw:frame>
        <draw:custom-shape draw:name="Shape 102" draw:style-name="gr2" draw:text-style-name="P12" draw:layer="layout" svg:width="0.86cm" svg:height="1.416cm" svg:x="1.682cm" svg:y="7.735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03" draw:style-name="gr2" draw:text-style-name="P12" draw:layer="layout" svg:width="0.86cm" svg:height="0.998cm" svg:x="1.682cm" svg:y="10.236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04" draw:style-name="gr2" draw:text-style-name="P12" draw:layer="layout" svg:width="0.86cm" svg:height="0.998cm" svg:x="1.682cm" svg:y="11.968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96" draw:style-name="gr1" draw:layer="layout" svg:width="15.239cm" svg:height="8.572cm" svg:x="1.905cm" svg:y="3.175cm" draw:page-number="5" presentation:class="page"/>
          <draw:frame draw:name="Shape 97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98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draw:page draw:name="101 Log Service" draw:style-name="dp1" draw:master-page-name="Custom_20_Layout">
        <draw:frame draw:name="Shape 110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6">LogStreamProvider</text:span></text:p>
            <text:p text:style-name="P10"><text:span text:style-name="T6"/></text:p>
            <text:p text:style-name="P10"><text:span text:style-name="T10">@Reference</text:span><text:span text:style-name="T10"><text:line-break/></text:span><text:span text:style-name="T9">LogStreamProvider</text:span><text:span text:style-name="T10"> logStreamProvider;</text:span></text:p>
            <text:p text:style-name="P10"><text:span text:style-name="T10"/></text:p>
            <text:p text:style-name="P10"><text:span text:style-name="T10">logStreamProvider.</text:span><text:span text:style-name="T9">createStream</text:span><text:span text:style-name="T10">()</text:span></text:p>
            <text:p text:style-name="P10"><text:span text:style-name="T10"><text:s text:c="2"/></text:span><text:span text:style-name="T10">.forEach(l -&gt; System.out.println(l))</text:span></text:p>
            <text:p text:style-name="P10"><text:span text:style-name="T10"><text:s text:c="2"/></text:span><text:span text:style-name="T10">.onResolve(() -&gt; System.out.println("stream closed"));</text:span></text:p>
            <text:p text:style-name="P10"><text:span text:style-name="T10"/></text:p>
          </draw:text-box>
        </draw:frame>
        <draw:frame draw:name="Shape 111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01 Log Service</text:span></text:p>
          </draw:text-box>
        </draw:frame>
        <draw:custom-shape draw:name="Shape 112" draw:style-name="gr2" draw:text-style-name="P12" draw:layer="layout" svg:width="0.86cm" svg:height="1.872cm" svg:x="1.682cm" svg:y="7.523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13" draw:style-name="gr2" draw:text-style-name="P12" draw:layer="layout" svg:width="0.86cm" svg:height="2.641cm" svg:x="1.682cm" svg:y="10.275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106" draw:style-name="gr1" draw:layer="layout" svg:width="15.239cm" svg:height="8.572cm" svg:x="1.905cm" svg:y="3.175cm" draw:page-number="6" presentation:class="page"/>
          <draw:frame draw:name="Shape 107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08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8"><text:span text:style-name="T12"><text:page-number>&lt;number&gt;</text:page-number></text:span></text:p>
            </draw:text-box>
          </draw:frame>
        </presentation:notes>
      </draw:page>
      <draw:page draw:name="101 Log Service" draw:style-name="dp1" draw:master-page-name="Custom_20_Layout">
        <draw:frame draw:name="Shape 119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3">LoggerAdmin, LoggerContext: declarative and programmatic</text:span></text:p>
            <text:p text:style-name="P10"><text:span text:style-name="T13">configuration</text:span></text:p>
            <text:p text:style-name="P10"><text:span text:style-name="T13"/></text:p>
            <text:p text:style-name="P10"><text:span text:style-name="T10">@Reference</text:span></text:p>
            <text:p text:style-name="P10"><text:span text:style-name="T9">LoggerAdmin</text:span><text:span text:style-name="T10"> loggerAdmin;</text:span></text:p>
            <text:p text:style-name="P10"><text:span text:style-name="T10">loggerAdmin.getLoggerContext(“com.foo.bar”).</text:span><text:span text:style-name="T9">setLogLevels</text:span><text:span text:style-name="T10">(...);</text:span></text:p>
            <text:p text:style-name="P10"><text:span text:style-name="T10"/></text:p>
            <text:p text:style-name="P10"><text:span text:style-name="T9">org.osgi.service.log.admin|com.foo.bar</text:span><text:span text:style-name="T10">:</text:span></text:p>
            <text:p text:style-name="P10"><text:span text:style-name="T10">com.foo.bar.Impl=DEBUG</text:span></text:p>
          </draw:text-box>
        </draw:frame>
        <draw:frame draw:name="Shape 120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01 Log Service</text:span></text:p>
          </draw:text-box>
        </draw:frame>
        <draw:custom-shape draw:name="Shape 121" draw:style-name="gr2" draw:text-style-name="P12" draw:layer="layout" svg:width="0.86cm" svg:height="2.753cm" svg:x="1.682cm" svg:y="8.593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22" draw:style-name="gr2" draw:text-style-name="P12" draw:layer="layout" svg:width="0.86cm" svg:height="1.611cm" svg:x="1.682cm" svg:y="12.208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115" draw:style-name="gr1" draw:layer="layout" svg:width="15.239cm" svg:height="8.572cm" svg:x="1.905cm" svg:y="3.175cm" draw:page-number="7" presentation:class="page"/>
          <draw:frame draw:name="Shape 116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17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8"><text:span text:style-name="T12"><text:page-number>&lt;number&gt;</text:page-number></text:span></text:p>
            </draw:text-box>
          </draw:frame>
        </presentation:notes>
      </draw:page>
      <draw:page draw:name="104 Configuration Admin Service" draw:style-name="dp1" draw:master-page-name="Custom_20_Layout">
        <draw:frame draw:name="Shape 128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6">Named factory instances, read-only, passive update,</text:span></text:p>
            <text:p text:style-name="P10"><text:span text:style-name="T6">pre-processed configurations</text:span></text:p>
            <text:p text:style-name="P10"><text:span text:style-name="T6"/></text:p>
            <text:p text:style-name="P10"><text:span text:style-name="T10">Configuration c = configurationAdmin.getFactoryConfiguration(</text:span></text:p>
            <text:p text:style-name="P10"><text:span text:style-name="T10"><text:s text:c="4"/></text:span><text:span text:style-name="T10">factoryPid, </text:span><text:span text:style-name="T9">name</text:span><text:span text:style-name="T10">, “?”);</text:span></text:p>
            <text:p text:style-name="P10"><text:span text:style-name="T10">c.addAttributes(ConfigurationAttribute.</text:span><text:span text:style-name="T9">READ_ONLY</text:span><text:span text:style-name="T10">);</text:span></text:p>
            <text:p text:style-name="P10"><text:span text:style-name="T10"/></text:p>
            <text:p text:style-name="P10"><text:span text:style-name="T10">c.</text:span><text:span text:style-name="T9">updateIfDifferent</text:span><text:span text:style-name="T10">(properties);</text:span></text:p>
            <text:p text:style-name="P10"><text:span text:style-name="T10"/></text:p>
            <text:p text:style-name="P10"><text:span text:style-name="T10">Dictionary&lt;String,Object&gt; d = c.</text:span><text:span text:style-name="T9">getProcessedProperties</text:span><text:span text:style-name="T10">(</text:span></text:p>
            <text:p text:style-name="P10"><text:span text:style-name="T10"><text:s text:c="4"/></text:span><text:span text:style-name="T10">ServiceReference&lt;?&gt; reference);</text:span></text:p>
          </draw:text-box>
        </draw:frame>
        <draw:frame draw:name="Shape 129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04 Configuration Admin Service</text:span></text:p>
          </draw:text-box>
        </draw:frame>
        <draw:custom-shape draw:name="Shape 130" draw:style-name="gr2" draw:text-style-name="P12" draw:layer="layout" svg:width="0.86cm" svg:height="2.581cm" svg:x="1.682cm" svg:y="8.809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31" draw:style-name="gr2" draw:text-style-name="P12" draw:layer="layout" svg:width="0.86cm" svg:height="0.993cm" svg:x="1.682cm" svg:y="12.313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32" draw:style-name="gr2" draw:text-style-name="P12" draw:layer="layout" svg:width="0.86cm" svg:height="1.726cm" svg:x="1.682cm" svg:y="14.085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124" draw:style-name="gr1" draw:layer="layout" svg:width="15.239cm" svg:height="8.572cm" svg:x="1.905cm" svg:y="3.175cm" draw:page-number="8" presentation:class="page"/>
          <draw:frame draw:name="Shape 125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26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draw:page draw:name="112 Declarative Services" draw:style-name="dp1" draw:master-page-name="Custom_20_Layout">
        <draw:frame draw:name="Shape 138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6">Activation/constructor </text:span><text:span text:style-name="T7">injection</text:span></text:p>
            <text:p text:style-name="P10"><text:span text:style-name="T7">Logger</text:span><text:span text:style-name="T6"> support</text:span></text:p>
            <text:p text:style-name="P10"><text:span text:style-name="T6"/></text:p>
            <text:p text:style-name="P10"><text:span text:style-name="T10">@Activate</text:span><text:span text:style-name="T10"><text:line-break/></text:span><text:span text:style-name="T10">public Foo(</text:span><text:span text:style-name="T9">@Reference</text:span><text:span text:style-name="T10"> Bar bar) {...}</text:span></text:p>
            <text:p text:style-name="P10"><text:span text:style-name="T10"/></text:p>
            <text:p text:style-name="P10"><text:span text:style-name="T10">@Activate</text:span><text:span text:style-name="T10"><text:line-break/></text:span><text:span text:style-name="T10">void activate(Config config, </text:span><text:span text:style-name="T9">@Reference</text:span><text:span text:style-name="T10"> Bar bar) {...}</text:span></text:p>
            <text:p text:style-name="P10"><text:span text:style-name="T10"/></text:p>
            <text:p text:style-name="P10"><text:span text:style-name="T10">@Reference</text:span></text:p>
            <text:p text:style-name="P10"><text:span text:style-name="T9">Logger</text:span><text:span text:style-name="T10"> logger;</text:span></text:p>
          </draw:text-box>
        </draw:frame>
        <draw:frame draw:name="Shape 139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12 Declarative Services</text:span></text:p>
          </draw:text-box>
        </draw:frame>
        <draw:custom-shape draw:name="Shape 140" draw:style-name="gr2" draw:text-style-name="P12" draw:layer="layout" svg:width="0.86cm" svg:height="1.737cm" svg:x="1.682cm" svg:y="8.793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41" draw:style-name="gr2" draw:text-style-name="P12" draw:layer="layout" svg:width="0.86cm" svg:height="1.737cm" svg:x="1.682cm" svg:y="11.45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42" draw:style-name="gr2" draw:text-style-name="P12" draw:layer="layout" svg:width="0.86cm" svg:height="1.737cm" svg:x="1.682cm" svg:y="14.124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134" draw:style-name="gr1" draw:layer="layout" svg:width="15.239cm" svg:height="8.572cm" svg:x="1.905cm" svg:y="3.175cm" draw:page-number="9" presentation:class="page"/>
          <draw:frame draw:name="Shape 135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36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draw:page draw:name="112 Declarative Services" draw:style-name="dp1" draw:master-page-name="Custom_20_Layout">
        <draw:frame draw:name="Shape 148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7">Factory</text:span><text:span text:style-name="T6"> properties</text:span></text:p>
            <text:p text:style-name="P10"><text:span text:style-name="T7">service.changecount</text:span></text:p>
            <text:p text:style-name="P10"><text:span text:style-name="T6"/></text:p>
            <text:p text:style-name="P10"><text:span text:style-name="T10">@Component(</text:span></text:p>
            <text:p text:style-name="P10"><text:span text:style-name="T10"><text:s text:c="4"/></text:span><text:span text:style-name="T10">factoryProperties="OSGI-INF/factory.properties",</text:span></text:p>
            <text:p text:style-name="P10"><text:span text:style-name="T10"><text:s text:c="4"/></text:span><text:span text:style-name="T10">factoryProperty="hours:Integer=24"</text:span></text:p>
            <text:p text:style-name="P10"><text:span text:style-name="T10">)</text:span></text:p>
            <text:p text:style-name="P10"><text:span text:style-name="T10"/></text:p>
            <text:p text:style-name="P10"><text:span text:style-name="T10">@Reference(name = “src”, updated = “set”)</text:span></text:p>
            <text:p text:style-name="P10"><text:span text:style-name="T10">void set(ServiceComponentRuntime scr){...}</text:span></text:p>
          </draw:text-box>
        </draw:frame>
        <draw:frame draw:name="Shape 149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12 Declarative Services</text:span></text:p>
          </draw:text-box>
        </draw:frame>
        <draw:custom-shape draw:name="Shape 150" draw:style-name="gr2" draw:text-style-name="P12" draw:layer="layout" svg:width="0.86cm" svg:height="3.747cm" svg:x="1.682cm" svg:y="8.581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51" draw:style-name="gr2" draw:text-style-name="P12" draw:layer="layout" svg:width="0.86cm" svg:height="1.79cm" svg:x="1.682cm" svg:y="13.238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144" draw:style-name="gr1" draw:layer="layout" svg:width="15.239cm" svg:height="8.572cm" svg:x="1.905cm" svg:y="3.175cm" draw:page-number="10" presentation:class="page"/>
          <draw:frame draw:name="Shape 145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46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8"><text:span text:style-name="T12"><text:page-number>&lt;number&gt;</text:page-number></text:span></text:p>
            </draw:text-box>
          </draw:frame>
        </presentation:notes>
      </draw:page>
      <draw:page draw:name="112 Declarative Services" draw:style-name="dp1" draw:master-page-name="Custom_20_Layout">
        <draw:frame draw:name="Shape 157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6">Component property types</text:span></text:p>
            <text:p text:style-name="P10"><text:span text:style-name="T17"/></text:p>
            <text:p text:style-name="P10"><text:span text:style-name="T10">@</text:span><text:span text:style-name="T9">ComponentPropertyType</text:span></text:p>
            <text:p text:style-name="P10"><text:span text:style-name="T10">public @interface Config {</text:span></text:p>
            <text:p text:style-name="P10"><text:span text:style-name="T10"><text:s text:c="2"/></text:span><text:span text:style-name="T10">boolean enabled() default true;</text:span></text:p>
            <text:p text:style-name="P10"><text:span text:style-name="T10"><text:s text:c="2"/></text:span><text:span text:style-name="T10">String[] names() default {"a", "b"};</text:span></text:p>
            <text:p text:style-name="P10"><text:span text:style-name="T10">}</text:span></text:p>
            <text:p text:style-name="P10"><text:span text:style-name="T10"/></text:p>
            <text:p text:style-name="P10"><text:span text:style-name="T10">@Component </text:span></text:p>
            <text:p text:style-name="P10"><text:span text:style-name="T10">@</text:span><text:span text:style-name="T9">Config</text:span><text:span text:style-name="T10">(names="myapp") </text:span></text:p>
            <text:p text:style-name="P10"><text:span text:style-name="T10">@</text:span><text:span text:style-name="T9">ServiceRanking</text:span><text:span text:style-name="T10">(100)</text:span></text:p>
            <text:p text:style-name="P10"><text:span text:style-name="T10">public class MyComponent {</text:span></text:p>
            <text:p text:style-name="P10"><text:span text:style-name="T10"><text:s text:c="4"/></text:span><text:span text:style-name="T10">@Activate void activate(</text:span><text:span text:style-name="T9">Config</text:span><text:span text:style-name="T10"> config) {}</text:span></text:p>
            <text:p text:style-name="P10"><text:span text:style-name="T10"/></text:p>
          </draw:text-box>
        </draw:frame>
        <draw:frame draw:name="Shape 158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12 Declarative Services</text:span></text:p>
          </draw:text-box>
        </draw:frame>
        <draw:custom-shape draw:name="Shape 159" draw:style-name="gr2" draw:text-style-name="P12" draw:layer="layout" svg:width="0.86cm" svg:height="4.509cm" svg:x="1.682cm" svg:y="7.311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60" draw:style-name="gr2" draw:text-style-name="P12" draw:layer="layout" svg:width="0.86cm" svg:height="4.326cm" svg:x="1.682cm" svg:y="12.697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153" draw:style-name="gr1" draw:layer="layout" svg:width="15.239cm" svg:height="8.572cm" svg:x="1.905cm" svg:y="3.175cm" draw:page-number="11" presentation:class="page"/>
          <draw:frame draw:name="Shape 154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55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8"><text:span text:style-name="T12"><text:page-number>&lt;number&gt;</text:page-number></text:span></text:p>
            </draw:text-box>
          </draw:frame>
        </presentation:notes>
      </draw:page>
      <draw:page draw:name="127 JPA Service" draw:style-name="dp1" draw:master-page-name="Custom_20_Layout">
        <draw:frame draw:name="Shape 166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6">Added support for </text:span><text:span text:style-name="T7">JPA 2.1</text:span></text:p>
            <text:p text:style-name="P10"><text:span text:style-name="T6">Standard configuration properties</text:span></text:p>
            <text:p text:style-name="P10"><text:span text:style-name="T6">Updated configuration lifecycle rules</text:span></text:p>
            <text:p text:style-name="P10"><text:span text:style-name="T6">New EntityManagerFactoryBuilder methods</text:span></text:p>
            <text:p text:style-name="P10"><text:span text:style-name="T6"/></text:p>
            <text:p text:style-name="P10"><text:span text:style-name="T10">String n = entityManagerFactoryBuilder</text:span></text:p>
            <text:p text:style-name="P10"><text:span text:style-name="T10"><text:s text:c="4"/></text:span><text:span text:style-name="T10">.</text:span><text:span text:style-name="T9">getPersistenceProviderName</text:span><text:span text:style-name="T10">();</text:span></text:p>
            <text:p text:style-name="P10"><text:span text:style-name="T10"/></text:p>
            <text:p text:style-name="P10"><text:span text:style-name="T10">Bundle b = entityManagerFactoryBuilder</text:span></text:p>
            <text:p text:style-name="P10"><text:span text:style-name="T10"><text:s text:c="4"/></text:span><text:span text:style-name="T10">.</text:span><text:span text:style-name="T9">getPersistenceProviderBundle</text:span><text:span text:style-name="T10">();</text:span></text:p>
          </draw:text-box>
        </draw:frame>
        <draw:frame draw:name="Shape 167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27 JPA Service</text:span></text:p>
          </draw:text-box>
        </draw:frame>
        <draw:custom-shape draw:name="Shape 168" draw:style-name="gr2" draw:text-style-name="P12" draw:layer="layout" svg:width="0.86cm" svg:height="1.79cm" svg:x="1.682cm" svg:y="11.121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69" draw:style-name="gr2" draw:text-style-name="P12" draw:layer="layout" svg:width="0.86cm" svg:height="1.79cm" svg:x="1.682cm" svg:y="13.873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162" draw:style-name="gr1" draw:layer="layout" svg:width="15.239cm" svg:height="8.572cm" svg:x="1.905cm" svg:y="3.175cm" draw:page-number="12" presentation:class="page"/>
          <draw:frame draw:name="Shape 163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64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draw:page draw:name="136 Resolver Service" draw:style-name="dp1" draw:master-page-name="Custom_20_Layout">
        <draw:frame draw:name="Shape 175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6">Define resolution of </text:span><text:span text:style-name="T7">fragments</text:span></text:p>
            <text:p text:style-name="P10"><text:span text:style-name="T6">Define </text:span><text:span text:style-name="T7">substitution</text:span><text:span text:style-name="T6"> wires</text:span></text:p>
            <text:p text:style-name="P10"><text:span text:style-name="T7">Cancelable</text:span><text:span text:style-name="T6"> resolution callback</text:span></text:p>
            <text:p text:style-name="P10"><text:span text:style-name="T6">Define </text:span><text:span text:style-name="T7">dynamic</text:span><text:span text:style-name="T6"> resolving</text:span></text:p>
            <text:p text:style-name="P10"><text:span text:style-name="T17"/></text:p>
            <text:p text:style-name="P10"><text:span text:style-name="T15">Collection&lt;Resource&gt; rs = resolveContext.</text:span><text:span text:style-name="T16">findRelatedResources</text:span><text:span text:style-name="T15">(resource);</text:span></text:p>
            <text:p text:style-name="P10"><text:span text:style-name="T15"/></text:p>
            <text:p text:style-name="P10"><text:span text:style-name="T15">List&lt;Wire&gt; ws = resolveContext.</text:span><text:span text:style-name="T16">getSubstitutionWires</text:span><text:span text:style-name="T15">(wiring);</text:span></text:p>
            <text:p text:style-name="P10"><text:span text:style-name="T15"/></text:p>
            <text:p text:style-name="P10"><text:span text:style-name="T15">resolveContext.</text:span><text:span text:style-name="T16">onCancel</text:span><text:span text:style-name="T15">(() -&gt; {/* do something */});</text:span></text:p>
            <text:p text:style-name="P10"><text:span text:style-name="T15"/></text:p>
            <text:p text:style-name="P10"><text:span text:style-name="T15">resolver.</text:span><text:span text:style-name="T16">resolveDynamic</text:span><text:span text:style-name="T15">(resolveContext, wiring, requirement);</text:span></text:p>
          </draw:text-box>
        </draw:frame>
        <draw:frame draw:name="Shape 176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36 Resolver Service</text:span></text:p>
          </draw:text-box>
        </draw:frame>
        <draw:custom-shape draw:name="Shape 177" draw:style-name="gr2" draw:text-style-name="P12" draw:layer="layout" svg:width="0.86cm" svg:height="0.793cm" svg:x="1.682cm" svg:y="10.831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78" draw:style-name="gr2" draw:text-style-name="P12" draw:layer="layout" svg:width="0.86cm" svg:height="0.793cm" svg:x="1.682cm" svg:y="12.313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79" draw:style-name="gr2" draw:text-style-name="P12" draw:layer="layout" svg:width="0.86cm" svg:height="0.793cm" svg:x="1.682cm" svg:y="13.967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80" draw:style-name="gr2" draw:text-style-name="P12" draw:layer="layout" svg:width="0.86cm" svg:height="0.793cm" svg:x="1.682cm" svg:y="15.449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171" draw:style-name="gr1" draw:layer="layout" svg:width="15.239cm" svg:height="8.572cm" svg:x="1.905cm" svg:y="3.175cm" draw:page-number="13" presentation:class="page"/>
          <draw:frame draw:name="Shape 172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73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draw:page draw:name="140 Http Whiteboard" draw:style-name="dp1" draw:master-page-name="Custom_20_Layout">
        <draw:frame draw:name="Shape 186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6">Standard Component property types</text:span></text:p>
            <text:p text:style-name="P10"><text:span text:style-name="T7">Multipart</text:span><text:span text:style-name="T6"> support</text:span></text:p>
            <text:p text:style-name="P1"><text:span text:style-name="T6"/></text:p>
            <text:p text:style-name="P10"><text:span text:style-name="T10">@Component(</text:span></text:p>
            <text:p text:style-name="P10"><text:span text:style-name="T10"><text:s text:c="4"/></text:span><text:span text:style-name="T10">scope = ServiceScope.PROTOTYPE, service = Servlet.class)</text:span></text:p>
            <text:p text:style-name="P10"><text:span text:style-name="T10">@</text:span><text:span text:style-name="T9">HttpWhiteboardServletPattern</text:span><text:span text:style-name="T10">("/as")</text:span></text:p>
            <text:p text:style-name="P10"><text:span text:style-name="T10">@</text:span><text:span text:style-name="T9">HttpWhiteboardServletMultipart</text:span><text:span text:style-name="T10">(maxFileSize = 10000)</text:span></text:p>
            <text:p text:style-name="P10"><text:span text:style-name="T10">class MyServlet extends HttpServlet {}</text:span></text:p>
          </draw:text-box>
        </draw:frame>
        <draw:frame draw:name="Shape 187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40 Http Whiteboard</text:span></text:p>
          </draw:text-box>
        </draw:frame>
        <draw:custom-shape draw:name="Shape 188" draw:style-name="gr2" draw:text-style-name="P12" draw:layer="layout" svg:width="0.86cm" svg:height="4.513cm" svg:x="1.682cm" svg:y="8.754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182" draw:style-name="gr1" draw:layer="layout" svg:width="15.239cm" svg:height="8.572cm" svg:x="1.905cm" svg:y="3.175cm" draw:page-number="14" presentation:class="page"/>
          <draw:frame draw:name="Shape 183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84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draw:page draw:name="140 Http Whiteboard" draw:style-name="dp1" draw:master-page-name="Custom_20_Layout">
        <draw:frame draw:name="Shape 194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3">Servlet </text:span><text:span text:style-name="T14">pre-processors</text:span><text:span text:style-name="T13">, execute before security, filter chain</text:span></text:p>
            <text:p text:style-name="P10"><text:span text:style-name="T14">finishSecurity</text:span><text:span text:style-name="T13"> method</text:span></text:p>
            <text:p text:style-name="P1"><text:span text:style-name="T6"/></text:p>
            <text:p text:style-name="P10"><text:span text:style-name="T10">@Component</text:span></text:p>
            <text:p text:style-name="P10"><text:span text:style-name="T10">@HttpWhiteboardTarget(“(foo=bar)”)</text:span></text:p>
            <text:p text:style-name="P10"><text:span text:style-name="T10">class myPP implements </text:span><text:span text:style-name="T9">Preprocessor</text:span><text:span text:style-name="T10"> {...}</text:span></text:p>
            <text:p text:style-name="P10"><text:span text:style-name="T10"/></text:p>
            <text:p text:style-name="P10"><text:span text:style-name="T10">if (</text:span><text:span text:style-name="T9">handleSecurity</text:span><text:span text:style-name="T10">(req, res)) {</text:span></text:p>
            <text:p text:style-name="P10"><text:span text:style-name="T10"><text:s text:c="4"/></text:span><text:span text:style-name="T10">try {/* do filter chain/servlet */</text:span></text:p>
            <text:p text:style-name="P10"><text:span text:style-name="T10"><text:s text:c="4"/></text:span><text:span text:style-name="T10">} finally {</text:span></text:p>
            <text:p text:style-name="P10"><text:span text:style-name="T9"><text:s text:c="8"/></text:span><text:span text:style-name="T9">finishSecurity</text:span><text:span text:style-name="T10">(req, res);</text:span></text:p>
            <text:p text:style-name="P10"><text:span text:style-name="T10"><text:s text:c="4"/></text:span><text:span text:style-name="T10">}</text:span></text:p>
            <text:p text:style-name="P10"><text:span text:style-name="T10">}</text:span></text:p>
            <text:p text:style-name="P10"><text:span text:style-name="T10"/></text:p>
          </draw:text-box>
        </draw:frame>
        <draw:frame draw:name="Shape 195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40 Http Whiteboard</text:span></text:p>
          </draw:text-box>
        </draw:frame>
        <draw:custom-shape draw:name="Shape 196" draw:style-name="gr2" draw:text-style-name="P12" draw:layer="layout" svg:width="0.86cm" svg:height="2.753cm" svg:x="1.682cm" svg:y="8.754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97" draw:style-name="gr2" draw:text-style-name="P12" draw:layer="layout" svg:width="0.86cm" svg:height="5.297cm" svg:x="1.682cm" svg:y="12.352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190" draw:style-name="gr1" draw:layer="layout" svg:width="15.239cm" svg:height="8.572cm" svg:x="1.905cm" svg:y="3.175cm" draw:page-number="15" presentation:class="page"/>
          <draw:frame draw:name="Shape 191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92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8"><text:span text:style-name="T12"><text:page-number>&lt;number&gt;</text:page-number></text:span></text:p>
            </draw:text-box>
          </draw:frame>
        </presentation:notes>
      </draw:page>
      <draw:page draw:name="140 Http Whiteboard" draw:style-name="dp1" draw:master-page-name="Custom_20_Layout">
        <draw:frame draw:name="Shape 203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7">service.changecount</text:span></text:p>
            <text:p text:style-name="P10"><text:span text:style-name="T7">HttpService</text:span><text:span text:style-name="T6"> integration</text:span></text:p>
            <text:p text:style-name="P1"><text:span text:style-name="T6"/></text:p>
            <text:p text:style-name="P10"><text:span text:style-name="T10">@Reference(name = “hsr”, updated = “set”)</text:span></text:p>
            <text:p text:style-name="P10"><text:span text:style-name="T10">void set(HttpServiceRuntime hsr){...}</text:span></text:p>
            <text:p text:style-name="P10"><text:span text:style-name="T10"/></text:p>
            <text:p text:style-name="P10"><text:span text:style-name="T10">@Component(</text:span></text:p>
            <text:p text:style-name="P10"><text:span text:style-name="T10"><text:s text:c="4"/></text:span><text:span text:style-name="T10">scope=ServiceScope.PROTOTYPE, service = Filter.class)</text:span></text:p>
            <text:p text:style-name="P10"><text:span text:style-name="T10">@HttpWhiteboardFilterPattern("/*")</text:span></text:p>
            <text:p text:style-name="P10"><text:span text:style-name="T10">@HttpWhiteboardContextSelect(</text:span></text:p>
            <text:p text:style-name="P10"><text:span text:style-name="T10"><text:s text:c="4"/></text:span><text:span text:style-name="T10">"(</text:span><text:span text:style-name="T9">osgi.http.whiteboard.context.httpservice</text:span><text:span text:style-name="T10">=*)")</text:span></text:p>
            <text:p text:style-name="P10"><text:span text:style-name="T10">public class MyFilter implements Filter {...}</text:span></text:p>
            <text:p text:style-name="P10"><text:span text:style-name="T10"/></text:p>
          </draw:text-box>
        </draw:frame>
        <draw:frame draw:name="Shape 204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40 Http Whiteboard</text:span></text:p>
          </draw:text-box>
        </draw:frame>
        <draw:custom-shape draw:name="Shape 205" draw:style-name="gr2" draw:text-style-name="P12" draw:layer="layout" svg:width="0.86cm" svg:height="1.697cm" svg:x="1.682cm" svg:y="8.754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206" draw:style-name="gr2" draw:text-style-name="P12" draw:layer="layout" svg:width="0.86cm" svg:height="5.328cm" svg:x="1.682cm" svg:y="11.506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199" draw:style-name="gr1" draw:layer="layout" svg:width="15.239cm" svg:height="8.572cm" svg:x="1.905cm" svg:y="3.175cm" draw:page-number="16" presentation:class="page"/>
          <draw:frame draw:name="Shape 200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01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8"><text:span text:style-name="T12"><text:page-number>&lt;number&gt;</text:page-number></text:span></text:p>
            </draw:text-box>
          </draw:frame>
        </presentation:notes>
      </draw:page>
      <draw:page draw:name="147 Transaction Control Service *NEW*" draw:style-name="dp1" draw:master-page-name="Custom_20_Layout">
        <draw:frame draw:name="Shape 212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8">Portable, modular abstraction for Transaction lifecycle management</text:span></text:p>
            <text:p text:style-name="P10"><text:span text:style-name="T18">Allow different resource types to be easily used within a Transaction</text:span></text:p>
            <text:p text:style-name="P10"><text:span text:style-name="T13"/></text:p>
            <text:p text:style-name="P10"><text:span text:style-name="T19">final </text:span><text:span text:style-name="T20">TransactionControl</text:span><text:span text:style-name="T19"> tc;</text:span></text:p>
            <text:p text:style-name="P10"><text:span text:style-name="T19">final Connection connection;</text:span></text:p>
            <text:p text:style-name="P10"><text:span text:style-name="T19">@Activate public Messenger(</text:span></text:p>
            <text:p text:style-name="P10"><text:span text:style-name="T19"><text:s text:c="4"/></text:span><text:span text:style-name="T19">@Reference TransactionControl tc,</text:span></text:p>
            <text:p text:style-name="P10"><text:span text:style-name="T19"><text:s text:c="4"/></text:span><text:span text:style-name="T19">@Reference JDBCConnectionProvider provider) {</text:span></text:p>
            <text:p text:style-name="P10"><text:span text:style-name="T19"><text:s text:c="4"/></text:span><text:span text:style-name="T19">this.tc = tc;</text:span></text:p>
            <text:p text:style-name="P10"><text:span text:style-name="T19"><text:s text:c="4"/></text:span><text:span text:style-name="T19">this.connection = provider.</text:span><text:span text:style-name="T20">getResrouce</text:span><text:span text:style-name="T19">(control)</text:span></text:p>
            <text:p text:style-name="P10"><text:span text:style-name="T19">}</text:span></text:p>
            <text:p text:style-name="P10"><text:span text:style-name="T19">public void addMessage(String message) {</text:span></text:p>
            <text:p text:style-name="P10"><text:span text:style-name="T19"><text:s text:c="4"/></text:span><text:span text:style-name="T20">tc.required(() -&gt; { //start scope</text:span></text:p>
            <text:p text:style-name="P10"><text:span text:style-name="T19"><text:s text:c="8"/></text:span><text:span text:style-name="T19">PreparedStatement ps = connection.prepareStatement(</text:span></text:p>
            <text:p text:style-name="P10"><text:span text:style-name="T19"><text:s text:c="12"/></text:span><text:span text:style-name="T19">"Insert into MESSAGE values ( ? )");</text:span></text:p>
            <text:p text:style-name="P10"><text:span text:style-name="T19"><text:s text:c="8"/></text:span><text:span text:style-name="T19">ps.setString(1, message);</text:span></text:p>
            <text:p text:style-name="P10"><text:span text:style-name="T19"><text:s text:c="8"/></text:span><text:span text:style-name="T19">return ps.executeUpdate();</text:span></text:p>
            <text:p text:style-name="P10"><text:span text:style-name="T19"><text:s text:c="4"/></text:span><text:span text:style-name="T20">}); // end scope</text:span></text:p>
            <text:p text:style-name="P10"><text:span text:style-name="T19">}</text:span></text:p>
          </draw:text-box>
        </draw:frame>
        <draw:frame draw:name="Shape 213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47 Transaction Control Service </text:span><text:span text:style-name="T21">*NEW*</text:span></text:p>
          </draw:text-box>
        </draw:frame>
        <draw:custom-shape draw:name="Shape 214" draw:style-name="gr2" draw:text-style-name="P12" draw:layer="layout" svg:width="0.86cm" svg:height="9.491cm" svg:x="1.682cm" svg:y="8.084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208" draw:style-name="gr1" draw:layer="layout" svg:width="15.239cm" svg:height="8.572cm" svg:x="1.905cm" svg:y="3.175cm" draw:page-number="17" presentation:class="page"/>
          <draw:frame draw:name="Shape 209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10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draw:page draw:name="147 Transaction Control Service *NEW*" draw:style-name="dp1" draw:master-page-name="Custom_20_Layout">
        <draw:frame draw:name="Shape 220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3">Exception handling</text:span></text:p>
            <text:p text:style-name="P10"><text:span text:style-name="T13">Rollback avoidance</text:span></text:p>
            <text:p text:style-name="P10"><text:span text:style-name="T13">Multithreading</text:span></text:p>
            <text:p text:style-name="P10"><text:span text:style-name="T13">Associate resources with scope</text:span></text:p>
            <text:p text:style-name="P10"><text:span text:style-name="T13">TX lifecycle callbacks</text:span></text:p>
            <text:p text:style-name="P10"><text:span text:style-name="T13">Enlist resources with TX</text:span></text:p>
            <text:p text:style-name="P10"><text:span text:style-name="T13">Mark TX for rollback</text:span></text:p>
            <text:p text:style-name="P10"><text:span text:style-name="T13">Local &amp; XA</text:span></text:p>
            <text:p text:style-name="P10"><text:span text:style-name="T13">Builder pattern</text:span></text:p>
            <text:p text:style-name="P10"><text:span text:style-name="T13">Resource providers</text:span></text:p>
            <text:p text:style-name="P10"><text:span text:style-name="T13">etc.</text:span></text:p>
          </draw:text-box>
        </draw:frame>
        <draw:frame draw:name="Shape 221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47 Transaction Control Service </text:span><text:span text:style-name="T21">*NEW*</text:span></text:p>
          </draw:text-box>
        </draw:fram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216" draw:style-name="gr1" draw:layer="layout" svg:width="15.239cm" svg:height="8.572cm" svg:x="1.905cm" svg:y="3.175cm" draw:page-number="18" presentation:class="page"/>
          <draw:frame draw:name="Shape 217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18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8"><text:span text:style-name="T12"><text:page-number>&lt;number&gt;</text:page-number></text:span></text:p>
            </draw:text-box>
          </draw:frame>
        </presentation:notes>
      </draw:page>
      <draw:page draw:name="148 Cluster Information *NEW*" draw:style-name="dp1" draw:master-page-name="Custom_20_Layout">
        <draw:frame draw:name="Shape 227" presentation:style-name="pr9" draw:text-style-name="P11" draw:layer="layout" svg:width="29.364cm" svg:height="12cm" svg:x="2.08cm" svg:y="4.834cm" presentation:class="outline" presentation:user-transformed="true">
          <draw:text-box>
            <text:p text:style-name="P19"><text:span text:style-name="T6">API for a management agent to discover, list and inspect</text:span></text:p>
            <text:p text:style-name="P19"><text:span text:style-name="T6">available nodes in the cluster.</text:span></text:p>
            <text:p text:style-name="P19"><text:span text:style-name="T6"/></text:p>
            <text:p text:style-name="P19"><text:span text:style-name="T6">Property Prefix: </text:span><text:span text:style-name="T10">osgi.clusterinfo.</text:span></text:p>
            <text:p text:style-name="P19"><text:span text:style-name="T7">NodeStatus</text:span><text:span text:style-name="T6"> service properties: </text:span><text:span text:style-name="T10">id, cluster, parent, endpoint, endpoint.private, vendor, version, country, location, region, zone, tags</text:span></text:p>
            <text:p text:style-name="P19"><text:span text:style-name="T8"/></text:p>
            <text:p text:style-name="P19"><text:span text:style-name="T10">Map&lt;String, Object&gt; m = nodeStatus.</text:span><text:span text:style-name="T9">getMetrics</text:span><text:span text:style-name="T10">(names);</text:span></text:p>
          </draw:text-box>
        </draw:frame>
        <draw:frame draw:name="Shape 228" presentation:style-name="pr10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48 Cluster Information </text:span><text:span text:style-name="T21">*NEW*</text:span></text:p>
          </draw:text-box>
        </draw:frame>
        <draw:custom-shape draw:name="Shape 229" draw:style-name="gr2" draw:text-style-name="P12" draw:layer="layout" svg:width="0.86cm" svg:height="0.793cm" svg:x="1.331cm" svg:y="13.946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223" draw:style-name="gr1" draw:layer="layout" svg:width="15.239cm" svg:height="8.572cm" svg:x="1.905cm" svg:y="3.175cm" draw:page-number="19" presentation:class="page"/>
          <draw:frame draw:name="Shape 224" presentation:style-name="pr1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hape 225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20"><text:span text:style-name="T22"><text:page-number>&lt;number&gt;</text:page-number></text:span></text:p>
            </draw:text-box>
          </draw:frame>
        </presentation:notes>
      </draw:page>
      <draw:page draw:name="148 Cluster Information *NEW*" draw:style-name="dp1" draw:master-page-name="Custom_20_Layout">
        <draw:frame draw:name="Shape 235" presentation:style-name="pr9" draw:text-style-name="P11" draw:layer="layout" svg:width="29.364cm" svg:height="12cm" svg:x="2.08cm" svg:y="4.834cm" presentation:class="outline" presentation:user-transformed="true">
          <draw:text-box>
            <text:p text:style-name="P19"><text:span text:style-name="T6">FrameworkNodeStatus</text:span></text:p>
            <text:p text:style-name="P19"><text:span text:style-name="T6"/></text:p>
            <text:p text:style-name="P19"><text:span text:style-name="T7">FrameworkNodeStatus</text:span><text:span text:style-name="T6"> properties: </text:span><text:span text:style-name="T10">org.osgi.framework.version, org.osgi.framework.processor, org.osgi.framework.os_name, java.version, java.runtime.version, java.specification.version, java.vm.version</text:span></text:p>
            <text:p text:style-name="P19"><text:span text:style-name="T8"/></text:p>
            <text:p text:style-name="P19"><text:span text:style-name="T10"><text:s/></text:span><text:span text:style-name="T10">interface FrameworkNodeStatus</text:span></text:p>
            <text:p text:style-name="P19"><text:span text:style-name="T10"><text:s text:c="4"/></text:span><text:span text:style-name="T10">extends </text:span><text:span text:style-name="T9">FrameworkManager, NodeStatus</text:span><text:span text:style-name="T10"> {}</text:span></text:p>
            <text:p text:style-name="P19"><text:span text:style-name="T10"/></text:p>
            <text:p text:style-name="P10"><text:span text:style-name="T10">BundleDTO bdto = frameworkNodeStatus.</text:span><text:span text:style-name="T9">installBundle</text:span><text:span text:style-name="T10">(location);</text:span></text:p>
          </draw:text-box>
        </draw:frame>
        <draw:frame draw:name="Shape 236" presentation:style-name="pr10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48 Cluster Information </text:span><text:span text:style-name="T21">*NEW*</text:span></text:p>
          </draw:text-box>
        </draw:frame>
        <draw:custom-shape draw:name="Shape 237" draw:style-name="gr2" draw:text-style-name="P12" draw:layer="layout" svg:width="0.86cm" svg:height="0.793cm" svg:x="1.682cm" svg:y="15.216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238" draw:style-name="gr2" draw:text-style-name="P12" draw:layer="layout" svg:width="0.86cm" svg:height="1.721cm" svg:x="1.682cm" svg:y="12.564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231" draw:style-name="gr1" draw:layer="layout" svg:width="15.239cm" svg:height="8.572cm" svg:x="1.905cm" svg:y="3.175cm" draw:page-number="20" presentation:class="page"/>
          <draw:frame draw:name="Shape 232" presentation:style-name="pr11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33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20"><text:span text:style-name="T22"><text:page-number>&lt;number&gt;</text:page-number></text:span></text:p>
            </draw:text-box>
          </draw:frame>
        </presentation:notes>
      </draw:page>
      <draw:page draw:name="150 Configurator *NEW*" draw:style-name="dp1" draw:master-page-name="Custom_20_Layout">
        <draw:frame draw:name="Shape 244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3">Feed configurations into Configuration Admin through</text:span></text:p>
            <text:p text:style-name="P10"><text:span text:style-name="T14">configuration resources</text:span><text:span text:style-name="T13">, </text:span><text:span text:style-name="T14">multiple PIDs</text:span><text:span text:style-name="T13">, multiple</text:span></text:p>
            <text:p text:style-name="P10"><text:span text:style-name="T13">configuration resources, </text:span><text:span text:style-name="T14">extender</text:span><text:span text:style-name="T13"> pattern, </text:span><text:span text:style-name="T14">UTF-8</text:span><text:span text:style-name="T13"> encoded</text:span></text:p>
            <text:p text:style-name="P10"><text:span text:style-name="T14">JSON</text:span><text:span text:style-name="T13"> resources, installed via bundles</text:span></text:p>
            <text:p text:style-name="P10"><text:span text:style-name="T6"/></text:p>
            <text:p text:style-name="P10"><text:span text:style-name="T10">OSGI-INF/configurator/foo.json:</text:span></text:p>
            <text:p text:style-name="P10"><text:span text:style-name="T10">{</text:span></text:p>
            <text:p text:style-name="P10"><text:span text:style-name="T10"><text:s text:c="4"/></text:span><text:span text:style-name="T10">// Global Settings</text:span></text:p>
            <text:p text:style-name="P10"><text:span text:style-name="T10"><text:s text:c="4"/></text:span><text:span text:style-name="T10">":configurator:resource-version" : 1,</text:span></text:p>
            <text:p text:style-name="P10"><text:span text:style-name="T10"><text:s text:c="4"/></text:span><text:span text:style-name="T10">"pid.a": {"key": "val", "some_number": 123},</text:span></text:p>
            <text:p text:style-name="P10"><text:span text:style-name="T10"><text:s text:c="4"/></text:span><text:span text:style-name="T10">"factory.pid.b~name": {"a_boolean": true } <text:s text:c="3"/></text:span></text:p>
            <text:p text:style-name="P10"><text:span text:style-name="T10">}</text:span></text:p>
          </draw:text-box>
        </draw:frame>
        <draw:frame draw:name="Shape 245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50 Configurator </text:span><text:span text:style-name="T21">*NEW*</text:span></text:p>
          </draw:text-box>
        </draw:frame>
        <draw:custom-shape draw:name="Shape 246" draw:style-name="gr2" draw:text-style-name="P12" draw:layer="layout" svg:width="0.86cm" svg:height="6.295cm" svg:x="1.682cm" svg:y="10.789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240" draw:style-name="gr1" draw:layer="layout" svg:width="15.239cm" svg:height="8.572cm" svg:x="1.905cm" svg:y="3.175cm" draw:page-number="21" presentation:class="page"/>
          <draw:frame draw:name="Shape 241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42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draw:page draw:name="150 Configurator *NEW*" draw:style-name="dp1" draw:master-page-name="Custom_20_Layout">
        <draw:frame draw:name="Shape 252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23">Ranking</text:span><text:span text:style-name="T24">, <text:s/></text:span><text:span text:style-name="T23">factory</text:span><text:span text:style-name="T24"> configs, typed, </text:span><text:span text:style-name="T23">binary</text:span><text:span text:style-name="T24"> data, </text:span><text:span text:style-name="T23">overwrite</text:span></text:p>
            <text:p text:style-name="P10"><text:span text:style-name="T24">policy, well defined </text:span><text:span text:style-name="T23">lifecycle</text:span><text:span text:style-name="T24">, via </text:span><text:span text:style-name="T23">system property</text:span><text:span text:style-name="T24">, coordinator</text:span></text:p>
            <text:p text:style-name="P10"><text:span text:style-name="T24">integration, standalone configurations</text:span></text:p>
            <text:p text:style-name="P10"><text:span text:style-name="T24"/></text:p>
            <text:p text:style-name="P10"><text:span text:style-name="T9">-Dconfigurator.initial</text:span><text:span text:style-name="T10">={"pid.a": {"some_number": 123}}</text:span></text:p>
            <text:p text:style-name="P10"><text:span text:style-name="T10"/></text:p>
            <text:p text:style-name="P10"><text:span text:style-name="T9">-Dconfigurator.initial</text:span><text:span text:style-name="T10">=file://some.json,file://other.json</text:span></text:p>
            <text:p text:style-name="P10"><text:span text:style-name="T10"/></text:p>
            <text:p text:style-name="P10"><text:span text:style-name="T10">{"my.config": {</text:span></text:p>
            <text:p text:style-name="P10"><text:span text:style-name="T10"><text:s text:c="4"/></text:span><text:span text:style-name="T10">"security.enabled": true,</text:span></text:p>
            <text:p text:style-name="P10"><text:span text:style-name="T10"><text:s text:c="4"/></text:span><text:span text:style-name="T10">"public.key:binary" : "/OSGI-INF/files/mykey.pub"}</text:span></text:p>
            <text:p text:style-name="P10"><text:span text:style-name="T10">}</text:span></text:p>
          </draw:text-box>
        </draw:frame>
        <draw:frame draw:name="Shape 253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50 Configurator </text:span><text:span text:style-name="T21">*NEW*</text:span></text:p>
          </draw:text-box>
        </draw:frame>
        <draw:custom-shape draw:name="Shape 254" draw:style-name="gr2" draw:text-style-name="P12" draw:layer="layout" svg:width="0.86cm" svg:height="0.793cm" svg:x="1.682cm" svg:y="9.285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255" draw:style-name="gr2" draw:text-style-name="P12" draw:layer="layout" svg:width="0.86cm" svg:height="0.793cm" svg:x="1.682cm" svg:y="11.096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256" draw:style-name="gr2" draw:text-style-name="P12" draw:layer="layout" svg:width="0.86cm" svg:height="3.651cm" svg:x="1.682cm" svg:y="12.828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248" draw:style-name="gr1" draw:layer="layout" svg:width="15.239cm" svg:height="8.572cm" svg:x="1.905cm" svg:y="3.175cm" draw:page-number="22" presentation:class="page"/>
          <draw:frame draw:name="Shape 249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50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8"><text:span text:style-name="T12"><text:page-number>&lt;number&gt;</text:page-number></text:span></text:p>
            </draw:text-box>
          </draw:frame>
        </presentation:notes>
      </draw:page>
      <draw:page draw:name="151 JAX-RS Whiteboard *NEW*" draw:style-name="dp1" draw:master-page-name="Custom_20_Layout">
        <draw:frame draw:name="Shape 262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3">Register JAX-RS annotated POJO (</text:span><text:span text:style-name="T14">resources</text:span><text:span text:style-name="T13">), </text:span><text:span text:style-name="T14">Applications</text:span><text:span text:style-name="T13">,</text:span></text:p>
            <text:p text:style-name="P10"><text:span text:style-name="T14">Extensions</text:span><text:span text:style-name="T13"> as services, simple </text:span><text:span text:style-name="T14">collaboration</text:span><text:span text:style-name="T13"> model</text:span></text:p>
            <text:p text:style-name="P10"><text:span text:style-name="T13"/></text:p>
            <text:p text:style-name="P10"><text:span text:style-name="T15">@Component(service = Foo.class)</text:span></text:p>
            <text:p text:style-name="P10"><text:span text:style-name="T15">@</text:span><text:span text:style-name="T16">JaxrsName</text:span><text:span text:style-name="T15">(“foo”) @</text:span><text:span text:style-name="T16">JaxrsResource</text:span><text:span text:style-name="T15"> @</text:span><text:span text:style-name="T16">Path</text:span><text:span text:style-name="T15">("foo")</text:span></text:p>
            <text:p text:style-name="P10"><text:span text:style-name="T15">class Foo {</text:span></text:p>
            <text:p text:style-name="P10"><text:span text:style-name="T15"><text:s text:c="4"/></text:span><text:span text:style-name="T15">@GET @Path("{name}")</text:span></text:p>
            <text:p text:style-name="P10"><text:span text:style-name="T15"><text:s text:c="4"/></text:span><text:span text:style-name="T15">public String interrogateSession(</text:span></text:p>
            <text:p text:style-name="P10"><text:span text:style-name="T15"><text:s text:c="8"/></text:span><text:span text:style-name="T15">@PathParam("name") String name,</text:span></text:p>
            <text:p text:style-name="P10"><text:span text:style-name="T15"><text:s text:c="8"/></text:span><text:span text:style-name="T15">@Context HttpServletRequest req) {</text:span></text:p>
            <text:p text:style-name="P10"><text:span text:style-name="T15"><text:tab/></text:span><text:span text:style-name="T15"> <text:s text:c="7"/></text:span><text:span text:style-name="T15">HttpSession s = req.getSession();</text:span></text:p>
            <text:p text:style-name="P10"><text:span text:style-name="T15"><text:tab/></text:span><text:span text:style-name="T15"> <text:s text:c="7"/></text:span><text:span text:style-name="T15">return String.valueOf(s.getAttribute(name));</text:span></text:p>
            <text:p text:style-name="P10"><text:span text:style-name="T15"><text:s text:c="4"/></text:span><text:span text:style-name="T15">}</text:span></text:p>
            <text:p text:style-name="P10"><text:span text:style-name="T15">}</text:span></text:p>
          </draw:text-box>
        </draw:frame>
        <draw:frame draw:name="Shape 263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51 JAX-RS Whiteboard </text:span><text:span text:style-name="T21">*NEW*</text:span></text:p>
          </draw:text-box>
        </draw:frame>
        <draw:custom-shape draw:name="Shape 264" draw:style-name="gr2" draw:text-style-name="P12" draw:layer="layout" svg:width="0.86cm" svg:height="8.503cm" svg:x="1.682cm" svg:y="8.454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258" draw:style-name="gr1" draw:layer="layout" svg:width="15.239cm" svg:height="8.572cm" svg:x="1.905cm" svg:y="3.175cm" draw:page-number="23" presentation:class="page"/>
          <draw:frame draw:name="Shape 259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60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draw:page draw:name="151 JAX-RS Whiteboard *NEW*" draw:style-name="dp1" draw:master-page-name="Custom_20_Layout">
        <draw:frame draw:name="Shape 270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4">Require</text:span><text:span text:style-name="T13"> extensions, </text:span><text:span text:style-name="T14">static</text:span><text:span text:style-name="T13"> resources, </text:span><text:span text:style-name="T14">multiple</text:span><text:span text:style-name="T13"> whiteboards</text:span></text:p>
            <text:p text:style-name="P10"><text:span text:style-name="T13">with own endpoints, simplified </text:span><text:span text:style-name="T14">default</text:span><text:span text:style-name="T13"> applications,</text:span></text:p>
            <text:p text:style-name="P10"><text:span text:style-name="T13">service.changecount</text:span></text:p>
            <text:p text:style-name="P10"><text:span text:style-name="T13"/></text:p>
            <text:p text:style-name="P10"><text:span text:style-name="T10">@</text:span><text:span text:style-name="T9">JaxrsExtensionSelect</text:span><text:span text:style-name="T10">("(osgi.jaxrs.name=configProvider)")</text:span></text:p>
            <text:p text:style-name="P10"><text:span text:style-name="T10"/></text:p>
            <text:p text:style-name="P10"><text:span text:style-name="T10">@Reference</text:span></text:p>
            <text:p text:style-name="P10"><text:span text:style-name="T9">JaxRSServiceRuntime</text:span><text:span text:style-name="T10"> jaxRSServiceRuntime;</text:span></text:p>
          </draw:text-box>
        </draw:frame>
        <draw:frame draw:name="Shape 271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151 JAX-RS Whiteboard </text:span><text:span text:style-name="T21">*NEW*</text:span></text:p>
          </draw:text-box>
        </draw:frame>
        <draw:custom-shape draw:name="Shape 272" draw:style-name="gr2" draw:text-style-name="P12" draw:layer="layout" svg:width="0.86cm" svg:height="0.793cm" svg:x="1.682cm" svg:y="9.624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273" draw:style-name="gr2" draw:text-style-name="P12" draw:layer="layout" svg:width="0.86cm" svg:height="1.882cm" svg:x="1.682cm" svg:y="11.356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266" draw:style-name="gr1" draw:layer="layout" svg:width="15.239cm" svg:height="8.572cm" svg:x="1.905cm" svg:y="3.175cm" draw:page-number="24" presentation:class="page"/>
          <draw:frame draw:name="Shape 267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68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8"><text:span text:style-name="T12"><text:page-number>&lt;number&gt;</text:page-number></text:span></text:p>
            </draw:text-box>
          </draw:frame>
        </presentation:notes>
      </draw:page>
      <draw:page draw:name="705 Promises" draw:style-name="dp1" draw:master-page-name="Custom_20_Layout">
        <draw:frame draw:name="Shape 279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3">Thrown </text:span><text:span text:style-name="T14">exceptions</text:span><text:span text:style-name="T13"> in Function and Predicate, </text:span><text:span text:style-name="T14">timeout/delay</text:span><text:span text:style-name="T13">, specify </text:span><text:span text:style-name="T14">executor/scheduledExecutor</text:span><text:span text:style-name="T13">, support </text:span><text:span text:style-name="T14">Callback</text:span><text:span text:style-name="T13"> from org.osgi.util.function</text:span></text:p>
            <text:p text:style-name="P10"><text:span text:style-name="T13"/></text:p>
            <text:p text:style-name="P10"><text:span text:style-name="T15">final Promise&lt;String&gt; answer = new Deferred&lt;String&gt;(</text:span></text:p>
            <text:p text:style-name="P10"><text:span text:style-name="T15"><text:s text:c="4"/></text:span><text:span text:style-name="T16">executor</text:span><text:span text:style-name="T15">, </text:span><text:span text:style-name="T16">scheduledExecutor</text:span></text:p>
            <text:p text:style-name="P10"><text:span text:style-name="T15">).getPromise().</text:span><text:span text:style-name="T16">delay</text:span><text:span text:style-name="T15">(1000).</text:span><text:span text:style-name="T16">timeout</text:span><text:span text:style-name="T15">(5000).then(</text:span></text:p>
            <text:p text:style-name="P10"><text:span text:style-name="T15"><text:s text:c="4"/></text:span><text:span text:style-name="T15">new </text:span><text:span text:style-name="T16">Callback</text:span><text:span text:style-name="T15">() {</text:span></text:p>
            <text:p text:style-name="P10"><text:span text:style-name="T15"><text:s text:c="8"/></text:span><text:span text:style-name="T15">@Override</text:span></text:p>
            <text:p text:style-name="P10"><text:span text:style-name="T15"><text:s text:c="8"/></text:span><text:span text:style-name="T15">public void run() throws Exception {</text:span></text:p>
            <text:p text:style-name="P10"><text:span text:style-name="T15"><text:s text:c="12"/></text:span><text:span text:style-name="T15">System.out.println(answer);</text:span></text:p>
            <text:p text:style-name="P10"><text:span text:style-name="T15"><text:s text:c="8"/></text:span><text:span text:style-name="T15">}</text:span></text:p>
            <text:p text:style-name="P10"><text:span text:style-name="T15"><text:s text:c="4"/></text:span><text:span text:style-name="T15">}</text:span></text:p>
            <text:p text:style-name="P10"><text:span text:style-name="T15">);</text:span></text:p>
          </draw:text-box>
        </draw:frame>
        <draw:frame draw:name="Shape 280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705 Promises</text:span></text:p>
          </draw:text-box>
        </draw:frame>
        <draw:custom-shape draw:name="Shape 281" draw:style-name="gr2" draw:text-style-name="P12" draw:layer="layout" svg:width="0.86cm" svg:height="7.664cm" svg:x="1.682cm" svg:y="9.546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275" draw:style-name="gr1" draw:layer="layout" svg:width="15.239cm" svg:height="8.572cm" svg:x="1.905cm" svg:y="3.175cm" draw:page-number="25" presentation:class="page"/>
          <draw:frame draw:name="Shape 276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77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draw:page draw:name="706 Push Stream *NEW*" draw:style-name="dp1" draw:master-page-name="Custom_20_Layout">
        <draw:frame draw:name="Shape 287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25">Compact pipeline </text:span><text:span text:style-name="T26">asynchronous tasks</text:span><text:span text:style-name="T25"> on event arrival, </text:span><text:span text:style-name="T26">circuit breaker</text:span><text:span text:style-name="T25">,</text:span></text:p>
            <text:p text:style-name="P10"><text:span text:style-name="T25">finite streams &amp; </text:span><text:span text:style-name="T26">back pressure</text:span><text:span text:style-name="T25"> explicit in API signatures, inspired by </text:span><text:span text:style-name="T26">Java</text:span></text:p>
            <text:p text:style-name="P10"><text:span text:style-name="T26">8 Streams</text:span><text:span text:style-name="T25"> API, independent, </text:span><text:span text:style-name="T26">generics</text:span><text:span text:style-name="T25">, lazy, <text:s/>composed by </text:span><text:span text:style-name="T26">functional</text:span></text:p>
            <text:p text:style-name="P10"><text:span text:style-name="T26">steps</text:span><text:span text:style-name="T25">, </text:span><text:span text:style-name="T26">mapping</text:span><text:span text:style-name="T25">, </text:span><text:span text:style-name="T26">flat mapping</text:span><text:span text:style-name="T25">, </text:span><text:span text:style-name="T26">filtering</text:span><text:span text:style-name="T25">, stateless &amp; stateful intermediate</text:span></text:p>
            <text:p text:style-name="P10"><text:span text:style-name="T25">operations</text:span></text:p>
            <text:p text:style-name="P10"><text:span text:style-name="T25"/></text:p>
            <text:p text:style-name="P10"><text:span text:style-name="T16">PushEventSource</text:span><text:span text:style-name="T15">&lt;Integer&gt; source = ...</text:span></text:p>
            <text:p text:style-name="P10"><text:span text:style-name="T15">Integer i = new </text:span><text:span text:style-name="T16">PushStreamProvider</text:span><text:span text:style-name="T15">().</text:span><text:span text:style-name="T16">buildStream</text:span><text:span text:style-name="T15">(source)</text:span></text:p>
            <text:p text:style-name="P10"><text:span text:style-name="T15"><text:s text:c="4"/></text:span><text:span text:style-name="T15">.withPushbackPolicy(LINEAR, 20)</text:span></text:p>
            <text:p text:style-name="P10"><text:span text:style-name="T15"><text:s text:c="4"/></text:span><text:span text:style-name="T15">.withQueuePolicy(FAIL)</text:span></text:p>
            <text:p text:style-name="P10"><text:span text:style-name="T15"><text:s text:c="4"/></text:span><text:span text:style-name="T15">.</text:span><text:span text:style-name="T16">build</text:span><text:span text:style-name="T15">()</text:span></text:p>
            <text:p text:style-name="P10"><text:span text:style-name="T15"><text:s text:c="4"/></text:span><text:span text:style-name="T15">.max(Integer::compare)</text:span></text:p>
            <text:p text:style-name="P10"><text:span text:style-name="T15"><text:s text:c="4"/></text:span><text:span text:style-name="T15">.</text:span><text:span text:style-name="T16">getValue</text:span><text:span text:style-name="T15">().get();</text:span></text:p>
          </draw:text-box>
        </draw:frame>
        <draw:frame draw:name="Shape 288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706 Push Stream </text:span><text:span text:style-name="T21">*NEW*</text:span></text:p>
          </draw:text-box>
        </draw:frame>
        <draw:custom-shape draw:name="Shape 289" draw:style-name="gr2" draw:text-style-name="P12" draw:layer="layout" svg:width="0.86cm" svg:height="5.602cm" svg:x="1.682cm" svg:y="10.182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283" draw:style-name="gr1" draw:layer="layout" svg:width="15.239cm" svg:height="8.572cm" svg:x="1.905cm" svg:y="3.175cm" draw:page-number="26" presentation:class="page"/>
          <draw:frame draw:name="Shape 284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85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draw:page draw:name="707 Converter Specification *NEW*" draw:style-name="dp1" draw:master-page-name="Custom_20_Layout">
        <draw:frame draw:name="Shape 295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10"><text:span text:style-name="T18">Make it easy to convert many types to other types, scalars,</text:span></text:p>
            <text:p text:style-name="P10"><text:span text:style-name="T18">collections, maps, beans, interfaces and DTOs, no boilerplate conversion</text:span></text:p>
            <text:p text:style-name="P10"><text:span text:style-name="T18">code, customized using converter builders, generics, rules</text:span></text:p>
            <text:p text:style-name="P10"><text:span text:style-name="T18"/></text:p>
            <text:p text:style-name="P10"><text:span text:style-name="T10">Converter c = Converters.</text:span><text:span text:style-name="T9">standardConverter</text:span><text:span text:style-name="T10">();</text:span></text:p>
            <text:p text:style-name="P10"><text:span text:style-name="T10">MyEnum e = c.</text:span><text:span text:style-name="T9">convert</text:span><text:span text:style-name="T10">(MyOtherEnum.BLUE).</text:span><text:span text:style-name="T9">to</text:span><text:span text:style-name="T10">(MyEnum.class);</text:span></text:p>
            <text:p text:style-name="P10"><text:span text:style-name="T10">BigDecimal bd = c.</text:span><text:span text:style-name="T9">convert</text:span><text:span text:style-name="T10">(12345).</text:span><text:span text:style-name="T9">to</text:span><text:span text:style-name="T10">(BigDecimal.class);</text:span></text:p>
            <text:p text:style-name="P10"><text:span text:style-name="T10">long[] la = c.</text:span><text:span text:style-name="T9">convert</text:span><text:span text:style-name="T10">(</text:span></text:p>
            <text:p text:style-name="P10"><text:span text:style-name="T10"><text:s text:c="4"/></text:span><text:span text:style-name="T10">Arrays.asList("978", "142")).</text:span><text:span text:style-name="T9">to</text:span><text:span text:style-name="T10">(long[].class);</text:span></text:p>
            <text:p text:style-name="P10"><text:span text:style-name="T10">Map m = Collections.singletonMap("timeout", "700");</text:span></text:p>
            <text:p text:style-name="P10"><text:span text:style-name="T10">int t = c.</text:span><text:span text:style-name="T9">convert</text:span><text:span text:style-name="T10">(m).</text:span><text:span text:style-name="T9">to</text:span><text:span text:style-name="T10">(MyInterface.class).timeout();</text:span></text:p>
            <text:p text:style-name="P10"><text:span text:style-name="T10">Map m = Collections.singletonMap("args", null)</text:span></text:p>
            <text:p text:style-name="P10"><text:span text:style-name="T10">String[] a1 = c.</text:span><text:span text:style-name="T9">convert</text:span><text:span text:style-name="T10">(m).</text:span><text:span text:style-name="T9">to</text:span><text:span text:style-name="T10">(MyAnnotation.class).args();</text:span></text:p>
          </draw:text-box>
        </draw:frame>
        <draw:frame draw:name="Shape 296" presentation:style-name="pr5" draw:text-style-name="P9" draw:layer="layout" svg:width="24.999cm" svg:height="1.416cm" svg:x="2.08cm" svg:y="2.418cm" presentation:class="title" presentation:user-transformed="true">
          <draw:text-box>
            <text:p text:style-name="P8"><text:span text:style-name="T5">707 Converter Specification </text:span><text:span text:style-name="T21">*NEW*</text:span></text:p>
          </draw:text-box>
        </draw:frame>
        <draw:custom-shape draw:name="Shape 297" draw:style-name="gr2" draw:text-style-name="P12" draw:layer="layout" svg:width="0.86cm" svg:height="1.594cm" svg:x="1.682cm" svg:y="8.972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298" draw:style-name="gr2" draw:text-style-name="P12" draw:layer="layout" svg:width="0.86cm" svg:height="0.793cm" svg:x="1.682cm" svg:y="10.743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299" draw:style-name="gr2" draw:text-style-name="P12" draw:layer="layout" svg:width="0.86cm" svg:height="1.64cm" svg:x="1.682cm" svg:y="11.707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300" draw:style-name="gr2" draw:text-style-name="P12" draw:layer="layout" svg:width="0.86cm" svg:height="1.594cm" svg:x="1.682cm" svg:y="13.534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301" draw:style-name="gr2" draw:text-style-name="P12" draw:layer="layout" svg:width="0.86cm" svg:height="1.594cm" svg:x="1.682cm" svg:y="15.282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302" draw:style-name="gr2" draw:text-style-name="P12" draw:layer="layout" svg:width="0.86cm" svg:height="0.793cm" svg:x="3.799cm" svg:y="12.987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291" draw:style-name="gr1" draw:layer="layout" svg:width="15.239cm" svg:height="8.572cm" svg:x="1.905cm" svg:y="3.175cm" draw:page-number="27" presentation:class="page"/>
          <draw:frame draw:name="Shape 292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93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draw:page draw:name="page28" draw:style-name="dp1" draw:master-page-name="Custom_20_Layout">
        <draw:frame draw:name="Shape 308" presentation:style-name="pr6" draw:text-style-name="P11" draw:layer="layout" svg:width="29.364cm" svg:height="12cm" svg:x="2.08cm" svg:y="4.834cm" presentation:class="outline" presentation:user-transformed="true">
          <draw:text-box>
            <text:p text:style-name="P21"><text:span text:style-name="T5">Thank You</text:span></text:p>
          </draw:text-box>
        </draw:frame>
        <draw:frame draw:name="Shape 309" presentation:style-name="pr5" draw:text-style-name="P9" draw:layer="layout" svg:width="24.999cm" svg:height="1.416cm" svg:x="2.08cm" svg:y="2.418cm" presentation:class="title" presentation:user-transformed="true">
          <draw:text-box>
            <text:p/>
          </draw:text-box>
        </draw:frame>
        <draw:custom-shape draw:style-name="gr3" draw:text-style-name="P13" draw:layer="layout" svg:width="7.2cm" svg:height="0.8cm" svg:x="2.2cm" svg:y="18.10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787cm" svg:height="0.954cm" svg:x="2.101cm" svg:y="17.954cm">
          <draw:text-box>
            <text:p text:style-name="P14"><text:span text:style-name="T11">@rotty3000</text:span></text:p>
          </draw:text-box>
        </draw:frame>
        <presentation:notes draw:style-name="dp2">
          <draw:page-thumbnail draw:name="Shape 304" draw:style-name="gr1" draw:layer="layout" svg:width="15.239cm" svg:height="8.572cm" svg:x="1.905cm" svg:y="3.175cm" draw:page-number="28" presentation:class="page"/>
          <draw:frame draw:name="Shape 305" presentation:style-name="pr7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306" presentation:style-name="pr8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Droid Sans" svg:font-family="'Droid Sans'"/>
    <style:font-face style:name="Source Sans Pro" svg:font-family="'Source Sans Pro'"/>
    <style:font-face style:name="Source Sans Pro Light" svg:font-family="'Source Sans Pro Light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aea4" draw:marker-start-width="0.2cm" draw:marker-start-center="false" draw:marker-end-width="0.2cm" draw:marker-end-center="false" draw:fill="solid" draw:fill-color="#00aea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00aea4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stom_20_Layout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Custom_20_Layout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20_Layou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1" style:family="paragraph">
      <loext:graphic-properties draw:fill="solid" draw:fill-color="#00aea4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ource Sans Pro" fo:font-size="16pt" fo:letter-spacing="normal" fo:font-style="normal" style:text-underline-style="none" fo:font-weight="normal" style:font-name-asian="Source Sans Pro" style:font-size-asian="16pt" style:font-style-asian="normal" style:font-weight-asian="normal" style:font-name-complex="Source Sans Pro" style:font-size-complex="1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draw:style-name="Mgr3" draw:text-style-name="MP5" draw:layer="backgroundobjects" svg:width="33.392cm" svg:height="19.019cm" svg:x="0cm" svg:y="0cm">
        <draw:image xlink:href="Pictures/10000000000009C40000057E51B3AFFB4DB4FDBA.png" xlink:type="simple" xlink:show="embed" xlink:actuate="onLoad">
          <text:p/>
        </draw:image>
      </draw:frame>
      <draw:custom-shape draw:name="Shape 13" draw:style-name="Mgr4" draw:text-style-name="MP7" draw:layer="backgroundobjects" svg:width="9.421cm" svg:height="0.846cm" svg:x="2.328cm" svg:y="18.111cm">
        <text:p text:style-name="MP6"><text:span text:style-name="MT2">N</text:span><text:span text:style-name="MT2">a</text:span><text:span text:style-name="MT2">m</text:span><text:span text:style-name="MT2">e</text:span><text:span text:style-name="MT2"> </text:span><text:span text:style-name="MT2">| </text:span><text:span text:style-name="MT2">@</text:span><text:span text:style-name="MT2">t</text:span><text:span text:style-name="MT2">w</text:span><text:span text:style-name="MT2">i</text:span><text:span text:style-name="MT2">t</text:span><text:span text:style-name="MT2">t</text:span><text:span text:style-name="MT2">e</text:span><text:span text:style-name="MT2">r</text:span><text:span text:style-name="MT2">h</text:span><text:span text:style-name="MT2">a</text:span><text:span text:style-name="MT2">n</text:span><text:span text:style-name="MT2">d</text:span><text:span text:style-name="MT2">l</text:span><text:span text:style-name="MT2">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3" draw:text-style-name="MP5" draw:layer="backgroundobjects" svg:width="33.392cm" svg:height="19.019cm" svg:x="0cm" svg:y="0cm">
        <draw:image xlink:href="Pictures/10000000000009C40000057ED2C44D4E0016F165.png" xlink:type="simple" xlink:show="embed" xlink:actuate="onLoad">
          <text:p/>
        </draw:image>
      </draw:frame>
      <draw:frame draw:name="Shape 16" presentation:style-name="Mpr1" draw:text-style-name="MP8" draw:layer="backgroundobjects" svg:width="24.625cm" svg:height="2.926cm" svg:x="2.08cm" svg:y="5.007cm" presentation:class="title" presentation:user-transformed="true">
        <draw:text-box>
          <text:p/>
        </draw:text-box>
      </draw:frame>
      <draw:frame draw:name="Shape 18" draw:style-name="Mgr3" draw:text-style-name="MP5" draw:layer="backgroundobjects" svg:width="3.848cm" svg:height="3.848cm" svg:x="28.909cm" svg:y="1.23cm">
        <draw:image xlink:href="Pictures/100002010000011C0000011C1425AD0D6ED17AEF.png" xlink:type="simple" xlink:show="embed" xlink:actuate="onLoad">
          <text:p/>
        </draw:image>
      </draw:frame>
      <draw:frame draw:name="Shape 19" draw:style-name="Mgr3" draw:text-style-name="MP5" draw:layer="backgroundobjects" svg:width="1.753cm" svg:height="1.753cm" svg:x="31.008cm" svg:y="5.693cm">
        <draw:image xlink:href="Pictures/100002010000008C0000008C1CFFE7B4B6E53C45.png" xlink:type="simple" xlink:show="embed" xlink:actuate="onLoad">
          <text:p/>
        </draw:image>
      </draw:frame>
      <draw:custom-shape draw:name="Shape 20" draw:style-name="Mgr5" draw:text-style-name="MP7" draw:layer="backgroundobjects" svg:width="2.539cm" svg:height="2.539cm" svg:x="2.564cm" svg:y="13.4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1" draw:style-name="Mgr5" draw:text-style-name="MP7" draw:layer="backgroundobjects" svg:width="7.279cm" svg:height="2.045cm" svg:x="2.08cm" svg:y="10.8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2" presentation:style-name="Title_20_Slide-outline1" draw:layer="backgroundobjects" svg:width="12.946cm" svg:height="0.797cm" svg:x="2.081cm" svg:y="10.844cm" presentation:class="outline" presentation:placeholder="true" presentation:user-transformed="true">
        <draw:text-box/>
      </draw:frame>
      <draw:frame draw:name="Shape 23" presentation:style-name="Title_20_Slide-outline1" draw:layer="backgroundobjects" svg:width="12.947cm" svg:height="1.115cm" svg:x="2.081cm" svg:y="11.597cm" presentation:class="outline" presentation:placeholder="true" presentation:user-transformed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1">
      <draw:frame draw:name="Shape 10" draw:style-name="Mgr3" draw:text-style-name="MP5" draw:layer="backgroundobjects" svg:width="33.392cm" svg:height="19.019cm" svg:x="0cm" svg:y="0cm">
        <draw:image xlink:href="Pictures/10000000000009C40000057E51B3AFFB4DB4FDBA.png" xlink:type="simple" xlink:show="embed" xlink:actuate="onLoad">
          <text:p/>
        </draw:image>
      </draw:frame>
      <draw:custom-shape draw:name="Shape 13" draw:style-name="Mgr4" draw:text-style-name="MP7" draw:layer="backgroundobjects" svg:width="9.421cm" svg:height="0.846cm" svg:x="2.328cm" svg:y="18.111cm">
        <text:p text:style-name="MP6"><text:span text:style-name="MT2">N</text:span><text:span text:style-name="MT2">a</text:span><text:span text:style-name="MT2">m</text:span><text:span text:style-name="MT2">e</text:span><text:span text:style-name="MT2"> </text:span><text:span text:style-name="MT2">| </text:span><text:span text:style-name="MT2">@</text:span><text:span text:style-name="MT2">t</text:span><text:span text:style-name="MT2">w</text:span><text:span text:style-name="MT2">i</text:span><text:span text:style-name="MT2">t</text:span><text:span text:style-name="MT2">t</text:span><text:span text:style-name="MT2">e</text:span><text:span text:style-name="MT2">r</text:span><text:span text:style-name="MT2">h</text:span><text:span text:style-name="MT2">a</text:span><text:span text:style-name="MT2">n</text:span><text:span text:style-name="MT2">d</text:span><text:span text:style-name="MT2">l</text:span><text:span text:style-name="MT2">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9" presentation:style-name="Custom_20_Layout-outline1" draw:layer="backgroundobjects" svg:width="29.364cm" svg:height="12cm" svg:x="2.08cm" svg:y="4.834cm" presentation:class="outline" presentation:placeholder="true" presentation:user-transformed="true">
        <draw:text-box/>
      </draw:frame>
      <draw:frame draw:name="Shape 30" presentation:style-name="Mpr4" draw:text-style-name="MP9" draw:layer="backgroundobjects" svg:width="24.999cm" svg:height="1.416cm" svg:x="2.08cm" svg:y="2.418cm" presentation:class="title" presentation:user-transformed="true">
        <draw:text-box>
          <text:p/>
        </draw:text-box>
      </draw:frame>
      <draw:frame draw:name="Shape 31" draw:style-name="Mgr3" draw:text-style-name="MP5" draw:layer="backgroundobjects" svg:width="1.991cm" svg:height="1.991cm" svg:x="30.798cm" svg:y="1.218cm">
        <draw:image xlink:href="Pictures/100002010000015E0000015EA8B07A3748CBCB0E.png" xlink:type="simple" xlink:show="embed" xlink:actuate="onLoad">
          <text:p/>
        </draw:image>
      </draw:frame>
      <draw:custom-shape draw:name="Shape 32" draw:style-name="Mgr6" draw:text-style-name="MP11" draw:layer="backgroundobjects" svg:width="3.961cm" svg:height="0.92cm" svg:x="4.281cm" svg:y="18.035cm">
        <text:p text:style-name="MP10"><text:span text:style-name="MT3">@</text:span><text:span text:style-name="MT3">r</text:span><text:span text:style-name="MT3">o</text:span><text:span text:style-name="MT3">t</text:span><text:span text:style-name="MT3">t</text:span><text:span text:style-name="MT3">y</text:span><text:span text:style-name="MT3">3</text:span><text:span text:style-name="MT3">0</text:span><text:span text:style-name="MT3">0</text:span><text:span text:style-name="MT3">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ustom_20_Layout-title" draw:layer="backgroundobjects" svg:width="16.932cm" svg:height="9.524cm" svg:x="1.058cm" svg:y="1.93cm" presentation:class="page"/>
        <draw:frame presentation:style-name="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Linux_X86_64 LibreOffice_project/30m0$Build-2</meta:generator>
    <dc:date>2017-10-05T06:39:53.800146368</dc:date>
    <dc:creator>Raymond Augé</dc:creator>
    <meta:editing-duration>PT18M37S</meta:editing-duration>
    <meta:editing-cycles>2</meta:editing-cycles>
    <meta:document-statistic meta:object-count="293"/>
  </office:meta>
</office:document-meta>
</file>